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Parrafo">
      <style:paragraph-properties fo:text-align="center" style:justify-single-word="false"/>
    </style:style>
    <style:style style:name="P6" style:family="paragraph" style:parent-style-name="IGLUES._20_Parrafo">
      <style:text-properties fo:color="#0000ff"/>
    </style:style>
    <style:style style:name="P7" style:family="paragraph" style:parent-style-name="IGLUES._20_Capitulo_20_1.1.1">
      <style:text-properties style:font-name="Arial"/>
    </style:style>
    <style:style style:name="P8" style:family="paragraph" style:parent-style-name="IGLUES._20_Comandos">
      <style:text-properties style:use-window-font-color="true"/>
    </style:style>
    <style:style style:name="P9" style:family="paragraph" style:parent-style-name="Title" style:master-page-name="iglues_5f_1_20_Portadilla">
      <style:paragraph-properties style:page-number="auto"/>
    </style:style>
    <style:style style:name="P10" style:family="paragraph" style:parent-style-name="Title" style:master-page-name="iglues_5f_2_20_Capitulo_20_-_20_primera_20_pagina">
      <style:paragraph-properties style:page-number="auto"/>
    </style:style>
    <style:style style:name="P11" style:family="paragraph" style:parent-style-name="IGLUES._20_Parrafo" style:list-style-name="L1"/>
    <style:style style:name="P12" style:family="paragraph" style:parent-style-name="IGLUES._20_Parrafo" style:list-style-name="L2"/>
    <style:style style:name="P13" style:family="paragraph" style:parent-style-name="IGLUES._20_Parrafo" style:list-style-name="L3"/>
    <style:style style:name="P14" style:family="paragraph" style:parent-style-name="IGLUES._20_Parrafo" style:list-style-name="L4"/>
    <style:style style:name="P15" style:family="paragraph" style:parent-style-name="IGLUES._20_Parrafo" style:list-style-name="L5"/>
    <style:style style:name="P16" style:family="paragraph" style:parent-style-name="IGLUES._20_Parrafo" style:list-style-name="L6"/>
    <style:style style:name="P17" style:family="paragraph" style:parent-style-name="IGLUES._20_Parrafo" style:list-style-name="L7"/>
    <style:style style:name="P18" style:family="paragraph" style:parent-style-name="IGLUES._20_Parrafo" style:list-style-name="L8"/>
    <style:style style:name="P19" style:family="paragraph" style:parent-style-name="IGLUES._20_Parrafo" style:list-style-name="L9"/>
    <style:style style:name="P20" style:family="paragraph" style:parent-style-name="IGLUES._20_Parrafo" style:list-style-name="L10"/>
    <style:style style:name="P21" style:family="paragraph" style:parent-style-name="IGLUES._20_Parrafo" style:list-style-name="L11"/>
    <style:style style:name="P22" style:family="paragraph" style:parent-style-name="IGLUES._20_Parrafo" style:list-style-name="L12"/>
    <style:style style:name="P23" style:family="paragraph" style:parent-style-name="IGLUES._20_Parrafo" style:list-style-name="L13"/>
    <style:style style:name="P24" style:family="paragraph" style:parent-style-name="IGLUES._20_Parrafo" style:list-style-name="L14"/>
    <style:style style:name="P25" style:family="paragraph" style:parent-style-name="IGLUES._20_Parrafo" style:list-style-name="L15"/>
    <style:style style:name="P26" style:family="paragraph" style:parent-style-name="IGLUES._20_Parrafo" style:list-style-name="L16"/>
    <style:style style:name="P27" style:family="paragraph" style:parent-style-name="IGLUES._20_Parrafo" style:list-style-name="L17"/>
    <style:style style:name="P28" style:family="paragraph" style:parent-style-name="IGLUES._20_Parrafo" style:list-style-name="L18"/>
    <style:style style:name="P29" style:family="paragraph" style:parent-style-name="IGLUES._20_Parrafo" style:list-style-name="L19"/>
    <style:style style:name="P30" style:family="paragraph" style:parent-style-name="IGLUES._20_Parrafo" style:list-style-name="L20"/>
    <style:style style:name="P31" style:family="paragraph" style:parent-style-name="IGLUES._20_Parrafo" style:list-style-name="L21"/>
    <style:style style:name="P32" style:family="paragraph" style:parent-style-name="IGLUES._20_Parrafo" style:list-style-name="L22"/>
    <style:style style:name="P33"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color="#00008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3333ff"/>
    </style:style>
    <style:style style:name="T8" style:family="text">
      <style:text-properties style:text-underline-style="none"/>
    </style:style>
    <style:style style:name="T9" style:family="text">
      <style:text-properties fo:color="#0000ff"/>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49cm" fo:border="0.035cm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background-color="transparent" style:background-transparency="100%" fo:padding="0.049cm" fo:border="0.035cm solid #000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fo:padding="0.049cm" fo:border="0.035cm solid #000080" style:mirror="none" fo:clip="rect(0cm, 0cm, 0cm, 0cm)" draw:luminance="0%" draw:contrast="0%" draw:red="0%" draw:green="0%" draw:blue="0%" draw:gamma="100%" draw:color-inversion="false" draw:image-opacity="100%" draw:color-mode="standard"/>
    </style:style>
    <style:style style:name="fr7" style:family="graphic" style:parent-style-name="Frameformat">
      <style:graphic-properties style:vertical-pos="top" style:vertical-rel="baseline" style:horizontal-pos="from-left" style:horizontal-rel="paragraph-content" fo:padding="0.049cm" fo:border="0.035cm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049cm" fo:border="0.035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itle>Manual de BulmaGés</text:title></text:p>
      <text:p text:style-name="Subtitle"/>
      <text:p text:style-name="Signature"><text:user-defined text:name="Info 1">Cristina Marco Hernández</text:user-defined></text:p>
      <text:p text:style-name="Standard"/>
      <text:p text:style-name="Standard"/>
      <text:p text:style-name="P5">Traducció: Josep Antoni Ruiz</text:p>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33"/>
      <text:p text:style-name="Standard"/>
      <text:p text:style-name="Standard"/>
      <text:p text:style-name="P10"><text:title>Manual de BulmaGés</text:title></text:p>
      <text:p text:style-name="Subtitle"><text:user-defined text:name="Info 1">Cristina Marco Hernández</text:user-defined></text:p>
      <text:p text:style-name="P2"/>
      <text:p text:style-name="IGLUES._20_Capitulo_20_1">INTRODUCCIÓ</text:p>
      <text:p text:style-name="IGLUES._20_Parrafo"/>
      <text:p text:style-name="IGLUES._20_Parrafo">En els mesos de Juny i Juliol de 2001 va sorgir en la llista de distribució de Bulma (<text:a xlink:type="simple" xlink:href="http://bulmalug.net/">http://bulmalug.net</text:a>), la idea de realitzar programes de gestió per a empreses desenvolupats en programari lliure. L'objectiu era clar, fer possible l'ús de Linux en el dia a dia d'una empresa. Per a això cal que les empreses contin amb programari de qualitat que els permeti abordar totes les tasques que ja tenen informatitzades.</text:p>
      <text:p text:style-name="IGLUES._20_Parrafo">Amb el temps, va ser escollit com primer candidat a ser implementat un programa dedicat a la comptabilitat pels següents motius:</text:p>
      <text:list xml:id="list585724486" text:style-name="L1">
        <text:list-item>
          <text:p text:style-name="P11">És un programa aïllat que influeix a un únic departament; no és vital per al funcionament de l'empresa i no és necessari migrar tot el paquet informàtic de l'empresa per a utilitzar BulmaGés: n'hi ha prou amb un ordinador </text:p>
        </text:list-item>
      </text:list>
      <text:list xml:id="list656303226" text:style-name="L2">
        <text:list-item>
          <text:p text:style-name="P12">Els requisits per a un programa comptable estan bé definits i són pràcticament els mateixos per a qualsevol empresa, amb el que el programa tindrà, probablement, majors possibilitats de ser utilitzat que qualsevol altre candidat dedicat a altre sector empresarial. </text:p>
        </text:list-item>
      </text:list>
      <text:list xml:id="list472068963" text:style-name="L3">
        <text:list-item>
          <text:p text:style-name="P13">No existia cap programa que es dediqués a la comptabilitat. Actualment, encara existeixen molt poques alternatives reals. I la major part dels projectes dedicats a aquest tema han quedat oblidats. </text:p>
        </text:list-item>
      </text:list>
      <text:p text:style-name="IGLUES._20_Parrafo">Després de dos anys d'aparent immobilitat del projecte, per fi, en novembre de 2002 es va començar la codificació del programa.</text:p>
      <text:p text:style-name="IGLUES._20_Parrafo"/>
      <text:p text:style-name="IGLUES._20_Capitulo_20_1">INSTAL·LACIÓ DE BULMAGES</text:p>
      <text:p text:style-name="IGLUES._20_Parrafo"/>
      <text:p text:style-name="IGLUES._20_Capitulo_20_1.1">A.- Instal·lació Ràpida </text:p>
      <text:p text:style-name="IGLUES._20_Parrafo"><text:soft-page-break/></text:p>
      <text:list xml:id="list887327680" text:style-name="L4">
        <text:list-item>
          <text:p text:style-name="P14">El primer pas per a instal·lar el programa és descarregar-lo. Pot obtenir un arxiu <text:span text:style-name="Strong_20_Emphasis">tgz</text:span> amb tots els arxius necessaris per al programa en <text:a xlink:type="simple" xlink:href="http://bulmages.bulma.net/">http://bulmages.bulma.net</text:a> </text:p>
        </text:list-item>
      </text:list>
      <text:list xml:id="list962834904" text:style-name="L5">
        <text:list-item>
          <text:p text:style-name="P15">A continuació descomprimeixi l'arxiu <text:span text:style-name="Strong_20_Emphasis">tgz</text:span> en un directori </text:p>
        </text:list-item>
      </text:list>
      <text:list xml:id="list1964143926" text:style-name="L6">
        <text:list-item>
          <text:p text:style-name="P16">Executi com a <text:span text:style-name="Strong_20_Emphasis">root</text:span> l'script d'instal·lació <text:span text:style-name="Strong_20_Emphasis">install-bulmages</text:span> </text:p>
        </text:list-item>
      </text:list>
      <text:list xml:id="list832177248" text:style-name="L7">
        <text:list-item>
          <text:p text:style-name="P17">Comprovi que el directori<text:span text:style-name="Strong_20_Emphasis"> /usr/local/bin</text:span> es troba en el path. </text:p>
        </text:list-item>
      </text:list>
      <text:list xml:id="list251548576" text:style-name="L8">
        <text:list-item>
          <text:p text:style-name="P18">Per a arrencar el programa n'hi ha prou amb escriure <text:span text:style-name="Strong_20_Emphasis">bulmages</text:span>. </text:p>
        </text:list-item>
      </text:list>
      <text:p text:style-name="IGLUES._20_Parrafo"/>
      <text:p text:style-name="IGLUES._20_Capitulo_20_1.1.1">Requisits del programa:</text:p>
      <text:p text:style-name="IGLUES._20_Parrafo"/>
      <text:p text:style-name="IGLUES._20_Parrafo">Per al correcte funcionament del programa es requereix:</text:p>
      <text:list xml:id="list373243476" text:style-name="L9">
        <text:list-item>
          <text:p text:style-name="P19">postgresql </text:p>
        </text:list-item>
      </text:list>
      <text:list xml:id="list889049175" text:style-name="L10">
        <text:list-item>
          <text:p text:style-name="P20">kde3.x </text:p>
        </text:list-item>
      </text:list>
      <text:list xml:id="list113650422" text:style-name="L11">
        <text:list-item>
          <text:p text:style-name="P21">libpq </text:p>
        </text:list-item>
      </text:list>
      <text:p text:style-name="IGLUES._20_Parrafo"><text:span text:style-name="T5">Nota:</text:span> Revisi l'apartat de <text:span text:style-name="Emphasis">Configuració del Motor de la Base de Dades PostgreSQL</text:span> d'aquesta mateixa secció per a comprovar que té la base de dades correctament instal·lada.</text:p>
      <text:p text:style-name="IGLUES._20_Parrafo"/>
      <text:p text:style-name="IGLUES._20_Capitulo_20_1.1">B.- Instal·lació Manual</text:p>
      <text:p text:style-name="IGLUES._20_Parrafo"/>
      <text:p text:style-name="IGLUES._20_Parrafo">En aquest punt es detallaran tots els requisits necessaris per a posar en funcionament el programa, sense haver de fer ús de l'script d'instal·lació. D'aquesta forma serà més fàcil comprendre els components del programa.</text:p>
      <text:p text:style-name="IGLUES._20_Parrafo">Aquesta instal·lació és una mica més laboriosa però permet tenir major control sobre els components de l'aplicació. No cal executar l'script d'instal·lació installbulmages perquè funcioni, però si cal tenir accés de root en la màquina en la qual es vagi a instal·lar el programa.</text:p>
      <text:p text:style-name="IGLUES._20_Parrafo"/>
      <text:p text:style-name="P7">B1.- Instal·lació dels serveis. </text:p>
      <text:p text:style-name="IGLUES._20_Parrafo"/>
      <text:p text:style-name="IGLUES._20_Parrafo">Partint que el <text:span text:style-name="Strong_20_Emphasis">servidor de postgresql</text:span> ja està instal·lat i correctament configurat, per a instal·lar les bases de dades requerides per a què funcioni Bulmagés haurà d'accedir al directori <text:span text:style-name="Strong_20_Emphasis">dbmodels</text:span> i buscar en ell tres arxius de bases de dades (<text:span text:style-name="Strong_20_Emphasis">pgdump</text:span>). Si el seu usuari no està donat d'alta en postgres pot fer-ho mitjançant els següents ordres (suposant que l'usuari <text:span text:style-name="Emphasis">tborras</text:span> no té permisos per a accedir a bases de <text:soft-page-break/>dades de postgres):</text:p>
      <text:p text:style-name="IGLUES._20_Parrafo"/>
      <text:p text:style-name="IGLUES._20_Comandos">/root/:# <text:span text:style-name="IGLUES._20_Comandos">su postgres</text:span></text:p>
      <text:p text:style-name="IGLUES._20_Comandos">/home/postgres:$ <text:span text:style-name="IGLUES._20_Comandos">createuser tborras</text:span></text:p>
      <text:p text:style-name="IGLUES._20_Parrafo"/>
      <text:p text:style-name="IGLUES._20_Parrafo">La primera ordre permet que el sistema entre en el compte de superusuari de postgres, d'aquesta forma es poden executar ordres en la base de dades.</text:p>
      <text:p text:style-name="IGLUES._20_Parrafo">La segona ordre crea l'usuari <text:span text:style-name="Emphasis">tborras</text:span>, perquè aquest pugui accedir a la base de dades.</text:p>
      <text:p text:style-name="IGLUES._20_Parrafo">Després d'aquestes dues ordres el sistema formularà algunes preguntes sobre si vol que l'usuari pugui crear noves bases de dades (Resposta: SI).</text:p>
      <text:p text:style-name="IGLUES._20_Parrafo">Fet això ja es poden crear les bases de dades del programa mitjançant les ordres:</text:p>
      <text:p text:style-name="IGLUES._20_Parrafo"/>
      <text:p text:style-name="IGLUES._20_Comandos">/home/tborras:$ <text:span text:style-name="IGLUES._20_Comandos">createdb bulmages</text:span></text:p>
      <text:p text:style-name="IGLUES._20_Comandos">/home/tborras:$ <text:span text:style-name="IGLUES._20_Comandos">createdb metabd</text:span></text:p>
      <text:p text:style-name="IGLUES._20_Comandos">/home/tborras:$ <text:span text:style-name="IGLUES._20_Comandos">createdb bgplangcont</text:span></text:p>
      <text:p text:style-name="IGLUES._20_Parrafo"/>
      <text:p text:style-name="IGLUES._20_Parrafo">Si tot ha funcionat bé, el sistema mostrarà el missatge <text:span text:style-name="Strong_20_Emphasis">CREATE DATABASE</text:span> indicant que la base de dades ha estat creada.</text:p>
      <text:p text:style-name="IGLUES._20_Parrafo">Després d'això es poden bolcar les dades que se subministren amb la instal·lació del programa</text:p>
      <text:p text:style-name="IGLUES._20_Parrafo"/>
      <text:p text:style-name="IGLUES._20_Comandos">/home/tborras:$ <text:span text:style-name="IGLUES._20_Comandos">psql bulmages &lt; bulmages.pgdump</text:span></text:p>
      <text:p text:style-name="IGLUES._20_Comandos">/home/tborras:$ <text:span text:style-name="IGLUES._20_Comandos">psql metabd &lt; metabd.pgdump</text:span></text:p>
      <text:p text:style-name="IGLUES._20_Comandos">/home/tborras:$ <text:span text:style-name="IGLUES._20_Comandos">psql bgplangcont &lt; bgplangcont.pgdump</text:span></text:p>
      <text:p text:style-name="IGLUES._20_Parrafo"/>
      <text:p text:style-name="IGLUES._20_Parrafo">Aquestes ordres han de generar bastant sortida de dades en pantalla.</text:p>
      <text:p text:style-name="IGLUES._20_Parrafo">Si tot ha anat correctament, i no ha aparegut cap missatge d'error, en el sistema estaran creades les bases de dades que va a fer servir el programa.</text:p>
      <text:p text:style-name="IGLUES._20_Parrafo">Si s'ha produït algun error, o vol tornar a instal·lar, sempre es pot esborrar la base de dades amb l'ordre:</text:p>
      <text:p text:style-name="IGLUES._20_Parrafo"/>
      <text:p text:style-name="IGLUES._20_Comandos">/home/tborras:$ <text:span text:style-name="IGLUES._20_Comandos">dropdb bulmages</text:span></text:p>
      <text:p text:style-name="IGLUES._20_Comandos">/home/tborras:$ <text:span text:style-name="IGLUES._20_Comandos">dropdb metabd</text:span></text:p>
      <text:p text:style-name="IGLUES._20_Comandos">/home/tborras:$ <text:span text:style-name="IGLUES._20_Comandos">dropdb bgplangcont</text:span></text:p>
      <text:p text:style-name="IGLUES._20_Parrafo"/>
      <text:p text:style-name="IGLUES._20_Parrafo">Llegeixi el manual <text:span text:style-name="Emphasis">de referència de postgreSQL</text:span> (<text:a xlink:type="simple" xlink:href="http://www.postgresql.org/" office:target-frame-name="_blank" xlink:show="new">http://www.postgresql.org</text:a>) per a més informació sobre l'administració de bases de dades.</text:p>
      <text:p text:style-name="IGLUES._20_Parrafo"><text:soft-page-break/></text:p>
      <text:p text:style-name="IGLUES._20_Capitulo_20_1.1.1">B2.- Instal·lació del client de comptabilitat</text:p>
      <text:p text:style-name="IGLUES._20_Parrafo"/>
      <text:p text:style-name="IGLUES._20_Parrafo">Per a instal·lar el client de comptabilitat l'única cosa que cal fer és copiar una sèrie d'arxius en determinades ubicacions.</text:p>
      <text:p text:style-name="IGLUES._20_Parrafo">1. Copiar <text:span text:style-name="Strong_20_Emphasis">bulmages.conf</text:span> en el directori <text:span text:style-name="Strong_20_Emphasis">etc/</text:span></text:p>
      <text:p text:style-name="IGLUES._20_Parrafo">Aquest és l'arxiu de configuració del programa i ha de tenir permisos de lectura.</text:p>
      <text:p text:style-name="IGLUES._20_Parrafo"/>
      <text:p text:style-name="IGLUES._20_Parrafo">2. Copiar<text:span text:style-name="Strong_20_Emphasis"> bulmages</text:span>, <text:span text:style-name="Strong_20_Emphasis">borraremp</text:span>, <text:span text:style-name="Strong_20_Emphasis">cargaemp</text:span>, <text:span text:style-name="Strong_20_Emphasis">guardaemp</text:span> i <text:span text:style-name="Strong_20_Emphasis">nuevaemp</text:span> en <text:span text:style-name="Strong_20_Emphasis">/usr/local/bin</text:span></text:p>
      <text:p text:style-name="IGLUES._20_Parrafo">Aquests arxius són els executables i ha de tenir permisos d'execució. A més, el directori<text:span text:style-name="Strong_20_Emphasis"> /usr/local/bin</text:span> ha d'estar <text:span text:style-name="Strong_20_Emphasis">en el PATH</text:span> perquè pugui ser executat.</text:p>
      <text:p text:style-name="IGLUES._20_Parrafo"/>
      <text:p text:style-name="IGLUES._20_Parrafo">3. Copiar la resta d'arxius en <text:span text:style-name="Strong_20_Emphasis">/usr/share/bulmages</text:span></text:p>
      <text:p text:style-name="IGLUES._20_Parrafo">Aquests són els arxius auxiliars del programa i han de tenir permisos de lectura.</text:p>
      <text:p text:style-name="IGLUES._20_Parrafo">És possible que la part client i la part servidor estiguin allotjades en distintes màquines. Fins i tot pot tenir diversos clients atacant a una mateixa base de dades. Per a fer-ho existeixen dos paràmetres en l'arxiu <text:span text:style-name="Strong_20_Emphasis"> /etc/bulmages.conf</text:span> que indiquen a quin servidor de bases de dades ha de dirigir-se el programa. Aquests paràmetres són <text:span text:style-name="Strong_20_Emphasis">CONF_SERVIDOR</text:span> i <text:span text:style-name="Strong_20_Emphasis">CONF_PUERTO</text:span>, on es pot indicar a quin servidor de bases de dades i port de connexió ha de fer el programa les peticions de base de dades.</text:p>
      <text:p text:style-name="IGLUES._20_Parrafo"/>
      <text:p text:style-name="IGLUES._20_Capitulo_20_1.1.1">C.- Configuració del motor de bases de dades PostgreSQL:</text:p>
      <text:p text:style-name="IGLUES._20_Parrafo"/>
      <text:p text:style-name="IGLUES._20_Parrafo">La major complicació que pot sorgir amb el programa és la correcta instal·lació de les bases de dades.</text:p>
      <text:p text:style-name="IGLUES._20_Parrafo"><text:span text:style-name="Strong_20_Emphasis"/></text:p>
      <text:p text:style-name="IGLUES._20_Capítulo_20_1.1.1.1"><text:span text:style-name="Strong_20_Emphasis"><text:span text:style-name="T6">C1.-Permisos dels usuaris:</text:span></text:span></text:p>
      <text:p text:style-name="IGLUES._20_Parrafo"/>
      <text:p text:style-name="IGLUES._20_Parrafo">Postgres treballa amb diversos mètodes d'autenticació. Aquestes opcions es configuren en l'arxiu<text:span text:style-name="Strong_20_Emphasis"> pg_hba.conf</text:span>. Aquesta és la principal causa de problemes amb el programa. (En <text:span text:style-name="Emphasis">Debian</text:span> aquest arxiu es troba en el directori<text:span text:style-name="Strong_20_Emphasis"> /etc/postgresql/</text:span>)</text:p>
      <text:p text:style-name="IGLUES._20_Parrafo">L'opció d'autenticació <text:span text:style-name="Strong_20_Emphasis">trust</text:span> permet que tots els usuaris tinguin accés a la base de dades amb el que no haurà problemes d'autenticació i tots els usuaris podran utilitzar sense restriccions les bases de dades. Així que, si es disposa el tipus d'accés trust i les <text:soft-page-break/>bases de dades de l'aplicació han estat creades, el programa funcionarà sense problemes.</text:p>
      <text:p text:style-name="IGLUES._20_Parrafo">L'opció d'autenticació <text:span text:style-name="Strong_20_Emphasis">ident sameuser</text:span> només permet l'accés a la base de dades a aquells usuaris que han estat creats prèviament. Aquesta opció és més segura ja que només els usuaris que tinguin compte en l'ordinador tindran accés a les bases de dades. Per a utilitzar <text:span text:style-name="Strong_20_Emphasis">Bulmagés</text:span> amb aquest model d'autenticació haurá d'assegurar-se que els usuaris que van a usar el programa han estat donats d'alta en la base de dades. Per a això pot fer servir l'ordre:</text:p>
      <text:p text:style-name="IGLUES._20_Parrafo"/>
      <text:p text:style-name="IGLUES._20_Comandos">/home/postgres:$ <text:span text:style-name="IGLUES._20_Comandos">create user xxxxxxxx</text:span></text:p>
      <text:p text:style-name="IGLUES._20_Parrafo"/>
      <text:p text:style-name="IGLUES._20_Parrafo">on<text:span text:style-name="Strong_20_Emphasis"> xxxxxxxxx </text:span>és <text:span text:style-name="Strong_20_Emphasis">el login de l'usuari</text:span> al que se li atorgaran permisos d'accés a la base de dades.</text:p>
      <text:p text:style-name="IGLUES._20_Parrafo"/>
      <text:p text:style-name="IGLUES._20_Capitulo_20_1">EXECUCIÓ DEL PROGRAMA BULMAGES</text:p>
      <text:p text:style-name="IGLUES._20_Parrafo"/>
      <text:p text:style-name="IGLUES._20_Parrafo">Una vegada que el programa ha estat correctament configurat, el següent pas és executar-ho. </text:p>
      <text:p text:style-name="IGLUES._20_Parrafo"><text:soft-page-break/><draw:frame draw:style-name="fr4" draw:name="Imagen3" text:anchor-type="as-char" svg:width="11.88cm" svg:height="9.446cm" draw:z-index="0"><draw:image xlink:href="../../Configuración%20local/Archivos%20temporales%20de%20Internet/Content.IE5/CDUR0PQZ/imgmanual/splash.png" xlink:type="simple" xlink:show="embed" xlink:actuate="onLoad"/><svg:title>splash de la version 0.3.1</svg:title></draw:frame></text:p>
      <text:p text:style-name="IGLUES._20_Parrafo"/>
      <text:p text:style-name="IGLUES._20_Parrafo">El programa s'executa mitjançant l'ordre <text:span text:style-name="Strong_20_Emphasis">bulmages</text:span>.  Una vegada executat apareixerà una pantalla d'entrada on ha de seleccionar l'empresa sobre la qual vagi a treballar. El programa sol·licitarà un login i un password. Per defecte el programa té l'usuari <text:span text:style-name="Strong_20_Emphasis">bulmages</text:span> predefinit i el seu password és <text:span text:style-name="Strong_20_Emphasis">bulmages</text:span>.</text:p>
      <text:p text:style-name="IGLUES._20_Parrafo"/>
      <text:p text:style-name="IGLUES._20_Capitulo_20_1">PRIMERS PASSOS AMB EL PROGRAMA</text:p>
      <text:p text:style-name="IGLUES._20_Parrafo"/>
      <text:p text:style-name="IGLUES._20_Parrafo"/>
      <text:p text:style-name="IGLUES._20_Capitulo_20_1.1">INTRODUCCIÓ AL PROGRAMA</text:p>
      <text:p text:style-name="IGLUES._20_Parrafo"><text:span text:style-name="Strong_20_Emphasis"/></text:p>
      <text:p text:style-name="IGLUES._20_Parrafo"><text:span text:style-name="Strong_20_Emphasis">BulmaGés</text:span> és un projecte dedicat a resoldre la tasca de la comptabilitat d'empresa d'una forma senzilla i elegant i sempre sota el punt de vista del <text:span text:style-name="Strong_20_Emphasis">Programari Lliure</text:span>. </text:p>
      <text:p text:style-name="IGLUES._20_Parrafo">El programa està dissenyat pensant en l'usuari final. Intenta que la majoria de les tasques de comptabilitat siguin completament accessibles i fàcils de portar a terme <text:soft-page-break/>mitjançant un sistema molt intuïtiu d'utilitzar el programa.</text:p>
      <text:p text:style-name="IGLUES._20_Parrafo"><text:span text:style-name="Strong_20_Emphasis">BulmaGés</text:span> ofereix un interfície amigable i totalment configurable, amb el qual pretén facilitar la comprensió del programa, fer l'entorn de treball amigable i confondre el menys possible a l'usuari permetent que opcions susceptibles de no ser utilitzades puguin desaparèixer de la pantalla.</text:p>
      <text:p text:style-name="IGLUES._20_Parrafo"/>
      <text:p text:style-name="IGLUES._20_Capitulo_20_1.1">LA PANTALLA D'INICI: OBRIR EMPRESA</text:p>
      <text:p text:style-name="IGLUES._20_Parrafo"/>
      <text:p text:style-name="IGLUES._20_Parrafo">La pantalla d'inici permet seleccionar l'empresa amb la qual es desitgi treballar. Aquesta pantalla inclou el nom que se li hagi proporcionat a l'empresa, l'exercici al que es refereix i el nom de l'arxiu en el qual es guardaran les dades relatives a l'exercici en curs.</text:p>
      <text:p text:style-name="IGLUES._20_Parrafo">Per a començar a utilitzar <text:span text:style-name="Strong_20_Emphasis">BulmaGés</text:span> serà necessari <text:span text:style-name="Strong_20_Emphasis">obrir</text:span> una <text:span text:style-name="Strong_20_Emphasis">empresa</text:span>. <text:span text:style-name="Strong_20_Emphasis">BulmaGés</text:span> inclou per defecte un pla comptable estàndard, una empresa de proves i la configuració d'un usuari "bulmages". Per tant, per a accedir per primera vegada al programa serà necessari seleccionar l'empresa <text:span text:style-name="Strong_20_Emphasis">de proves </text:span>(<text:span text:style-name="Strong_20_Emphasis">bulmages</text:span>) i l'usuari per defecte. </text:p>
      <text:p text:style-name="IGLUES._20_Parrafo">Els camps <text:span text:style-name="Strong_20_Emphasis">login</text:span> i <text:span text:style-name="Strong_20_Emphasis">password</text:span> romandran buits al menys que s'hagin especificat uns anteriorment. El programa té creat, per defecte, un usuari que pot accedir a totes les empreses. vostè pot accedir al sistema sota aquest usuari. Per a això pot usar els següents login i password:</text:p>
      <text:p text:style-name="IGLUES._20_Parrafo"/>
      <text:p text:style-name="P8">LOGIN: <text:span text:style-name="IGLUES._20_Comandos">bulmages</text:span></text:p>
      <text:p text:style-name="P8">PASSWORD: <text:span text:style-name="IGLUES._20_Comandos">bulmages</text:span></text:p>
      <text:p text:style-name="IGLUES._20_Parrafo"/>
      <text:p text:style-name="IGLUES._20_Parrafo">En el cas que ja s'hagin creat diferents empreses, per a començar a operar amb el programa, haurà de seleccionar l'empresa amb la que vulgui treballar i introduir després el <text:span text:style-name="Strong_20_Emphasis">login </text:span>i el <text:span text:style-name="Strong_20_Emphasis">password</text:span> d'un usuari que tingui accés a aquesta empresa. <text:line-break/></text:p>
      <text:p text:style-name="IGLUES._20_Capitulo_20_1.1">PANTALLA PRINCIPAL</text:p>
      <text:p text:style-name="IGLUES._20_Parrafo"/>
      <text:p text:style-name="IGLUES._20_Parrafo">La pantalla principal de <text:span text:style-name="Strong_20_Emphasis">BulmaGés</text:span> li ofereix les opcions generals del programa en dues modalitats: el <text:span text:style-name="Emphasis">menú </text:span>superior i la barra <text:span text:style-name="Emphasis">d'accés ràpid</text:span> inferior. Dintre de la pantalla general s'obren les pantalles corresponents a les opcions específiques del programa (per exemple, la pantalla d'Apunts <text:span text:style-name="Strong_20_Emphasis">Comptables</text:span>, la <text:span text:style-name="Strong_20_Emphasis">Gestió de Seients</text:span>, etc.)</text:p>
      <text:p text:style-name="IGLUES._20_Parrafo"><text:soft-page-break/>A l'iniciar una sessió de treball en una <text:span text:style-name="Strong_20_Emphasis">empresa</text:span> seleccionada en <text:span text:style-name="Strong_20_Emphasis">BulmaGés</text:span>, apareix la pantalla principal que obre per defecte les següents subpantallas:</text:p>
      <text:p text:style-name="IGLUES._20_Parrafo"/>
      <text:list xml:id="list755375106" text:style-name="L12">
        <text:list-item>
          <text:p text:style-name="P22">INTRODUCCION D'APUNTS COMPTABLES</text:p>
        </text:list-item>
        <text:list-item>
          <text:p text:style-name="P22">LLIBRE DIARI D'APUNTS</text:p>
        </text:list-item>
        <text:list-item>
          <text:p text:style-name="P22">LLIBRE MAJOR o EXTRACTE DE COMPTES</text:p>
        </text:list-item>
      </text:list>
      <text:list xml:id="list1220054599" text:style-name="L13">
        <text:list-item>
          <text:p text:style-name="P23">BALANÇ DE COMPTES.</text:p>
        </text:list-item>
        <text:list-item>
          <text:p text:style-name="P23">BALANÇ JERÀRQUIC.</text:p>
        </text:list-item>
      </text:list>
      <text:p text:style-name="IGLUES._20_Parrafo"/>
      <text:p text:style-name="IGLUES._20_Capitulo_20_1.1">GESTIÓ D'EMPRESES</text:p>
      <text:p text:style-name="IGLUES._20_Parrafo"/>
      <text:p text:style-name="IGLUES._20_Parrafo"><text:span text:style-name="Strong_20_Emphasis">BulmaGés</text:span> pot treballar amb tantes empreses com l'usuari desitgi, assignant així a cada empresa l'exercici econòmic que correspongui. El menú <text:span text:style-name="Strong_20_Emphasis">empresa</text:span> consta de les següents opcions:</text:p>
      <text:p text:style-name="IGLUES._20_Parrafo"/>
      <text:p text:style-name="IGLUES._20_Parrafo">OBRIR EMPRESA</text:p>
      <text:p text:style-name="IGLUES._20_Parrafo">Mitjançant aquesta opció es pot crear el seient d'obertura d'una empresa. Per a crear el seient d'obertura d'una empresa cal que l'últim seient introduït sigui el seient de tancament de l'empresa.</text:p>
      <text:p text:style-name="IGLUES._20_Parrafo"/>
      <text:p text:style-name="IGLUES._20_Parrafo">TANCAR EMPRESA</text:p>
      <text:p text:style-name="IGLUES._20_Parrafo">Mitjançant aquesta opció es crea el seient de tancament de l'empresa.</text:p>
      <text:p text:style-name="IGLUES._20_Parrafo">És possible generar tants seients de tancament i d'obertura com es desitgi durant l'exercici comptable.</text:p>
      <text:p text:style-name="IGLUES._20_Parrafo"/>
      <text:p text:style-name="IGLUES._20_Parrafo">REGULARITZAR EMPRESA</text:p>
      <text:p text:style-name="IGLUES._20_Parrafo">Regularitzar una empresa és el seient previ al seient de tancament. Amb aquest seient es desplacen els resultats de l'exercici al compte de perdues i guanys.</text:p>
      <text:p text:style-name="IGLUES._20_Parrafo"/>
      <text:p text:style-name="IGLUES._20_Parrafo">NOVA EMPRESA</text:p>
      <text:p text:style-name="IGLUES._20_Parrafo">Permet afegir una nova empresa amb el seu corresponent exercici comptable. Per a crear una nova empresa és necessari accedir al menú <text:span text:style-name="Strong_20_Emphasis">empresa</text:span> i seleccionar l'opció de nova <text:span text:style-name="Strong_20_Emphasis">empresa</text:span>.</text:p>
      <text:p text:style-name="P5"><text:soft-page-break/><draw:frame draw:style-name="fr5" draw:name="Imagen5" text:anchor-type="as-char" svg:width="11.045cm" svg:height="7.833cm" draw:z-index="1"><draw:image xlink:href="../../Configuración%20local/Archivos%20temporales%20de%20Internet/Content.IE5/CDUR0PQZ/imgmanual/nempresa.png" xlink:type="simple" xlink:show="embed" xlink:actuate="onLoad"/><svg:title>nueva empresa</svg:title></draw:frame> </text:p>
      <text:p text:style-name="IGLUES._20_Parrafo">Al crear una nova empresa, el programa sol·licita el nom de l'empresa, el nom de la base de dades que la va a contenir i l'exercici que es va a introduir.</text:p>
      <text:p text:style-name="IGLUES._20_Parrafo">En la mateixa finestra, es poden assignar els diferents usuaris que tenen permisos d'accés a l'empresa i el tipus d'accés (lectura o modificació).</text:p>
      <text:p text:style-name="IGLUES._20_Parrafo">La creació d'una empresa implica la creació d'una base de dades nova. Per tant, l'usuari que executa el programa ha de tenir privilegis per a crear bases de dades en postgres.</text:p>
      <text:p text:style-name="IGLUES._20_Parrafo"/>
      <text:p text:style-name="IGLUES._20_Parrafo">ESBORRAR EMPRESA</text:p>
      <text:p text:style-name="IGLUES._20_Parrafo">Li permet esborrar una empresa existent de forma definitiva, incloent tots les dades que s'hagin introduït fins el moment.<text:line-break/>Per a esborrar una empresa primer és necessari seleccionar l'empresa que es desitgi esborrar. Mitjançant l'opció <text:span text:style-name="Strong_20_Emphasis">esborrar empresa </text:span>del menú l'empresa oberta serà esborrada automàticament.</text:p>
      <text:p text:style-name="IGLUES._20_Parrafo"/>
      <text:p text:style-name="IGLUES._20_Parrafo">CANVIAR EMPRESA</text:p>
      <text:p text:style-name="IGLUES._20_Parrafo">Mitjançant aquesta opció pot canviar l'empresa activa a altra empresa diferent a la seleccionada en <text:span text:style-name="Strong_20_Emphasis">la pantalla d'inici</text:span>: <text:span text:style-name="Strong_20_Emphasis">obrir empresa. </text:span>Això serà possible sempre que <text:soft-page-break/>l'empresa que es vagi a seleccionar hagi estat creada anteriorment. Pot canviar d'empresa tantes vegades com desitgi sempre que no estigui a la meitat del procés d'introducció de dades.</text:p>
      <text:p text:style-name="IGLUES._20_Parrafo">La finestra de canvi d'empresa és la mateixa que la d'obertura d'empresa, és a dir , la finestra que apareix després d'executar el programa. També es pot canviar l'usuari mitjançant aquesta finestra.</text:p>
      <text:p text:style-name="P5"><draw:frame draw:style-name="fr4" draw:name="Imagen6" text:anchor-type="as-char" svg:width="10.529cm" svg:height="6.189cm" draw:z-index="2"><draw:image xlink:href="../../Configuración%20local/Archivos%20temporales%20de%20Internet/Content.IE5/CDUR0PQZ/imgmanual/cambiaempresa.png" xlink:type="simple" xlink:show="embed" xlink:actuate="onLoad"/><svg:title>cambiar empresa</svg:title></draw:frame></text:p>
      <text:p text:style-name="IGLUES._20_Parrafo"/>
      <text:p text:style-name="IGLUES._20_Parrafo">PROPIETATS EMPRESA. <draw:frame draw:style-name="fr4" draw:name="Imagen7" text:anchor-type="as-char" svg:width="0.633cm" svg:height="0.66cm" draw:z-index="3"><draw:image xlink:href="../../Configuración%20local/Archivos%20temporales%20de%20Internet/Content.IE5/CDUR0PQZ/imgbotones/boton_propempresa.gif" xlink:type="simple" xlink:show="embed" xlink:actuate="onLoad"/></draw:frame></text:p>
      <text:p text:style-name="IGLUES._20_Parrafo">Permet consultar i modificar els paràmetres especificats per a l'empresa <text:span text:style-name="Strong_20_Emphasis">activa</text:span>. </text:p>
      <text:p text:style-name="P5"><text:soft-page-break/><draw:frame draw:style-name="fr4" draw:name="Imagen8" text:anchor-type="as-char" svg:width="9.703cm" svg:height="7.167cm" draw:z-index="4"><draw:image xlink:href="../../Configuración%20local/Archivos%20temporales%20de%20Internet/Content.IE5/CDUR0PQZ/imgmanual/propempresa.png" xlink:type="simple" xlink:show="embed" xlink:actuate="onLoad"/><svg:title>propiedades empresa</svg:title></draw:frame> </text:p>
      <text:p text:style-name="IGLUES._20_Parrafo">Mitjançant aquesta pantalla pot canviar paràmetres de configuració de l'empresa Aquests paràmetres són: el nombre de dígits que per defecte tenen els comptes, el compte de regularització de l'empresa i els permisos que tenen els usuaris sobre l'empresa. </text:p>
      <text:p text:style-name="IGLUES._20_Parrafo"/>
      <text:p text:style-name="IGLUES._20_Parrafo">GUARDAR EMPRESA</text:p>
      <text:p text:style-name="IGLUES._20_Parrafo">Permet fer una còpia de seguretat de l'empresa activa. La totalitat de les dades d'aquesta empresa són guardats en un arxiu en la ubicació que s'indiqui </text:p>
      <text:p text:style-name="IGLUES._20_Parrafo"/>
      <text:p text:style-name="IGLUES._20_Parrafo">CARREGAR EMPRESA</text:p>
      <text:p text:style-name="IGLUES._20_Parrafo">Opció per a restaurar una còpia de seguretat realitzada amb anterioritat de l'empresa seleccionada o per a afegir les dades d'altra empresa. </text:p>
      <text:p text:style-name="IGLUES._20_Parrafo"/>
      <text:p text:style-name="IGLUES._20_Capitulo_20_1.1">GESTIÓ D'USUARIS</text:p>
      <text:p text:style-name="IGLUES._20_Parrafo">Mitjançant el botó <draw:frame draw:style-name="fr4" draw:name="Imagen10" text:anchor-type="as-char" svg:width="0.633cm" svg:height="0.633cm" draw:z-index="5"><draw:image xlink:href="../../Configuración%20local/Archivos%20temporales%20de%20Internet/Content.IE5/CDUR0PQZ/imgbotones/boton_usuarios.gif" xlink:type="simple" xlink:show="embed" xlink:actuate="onLoad"/></draw:frame> del <text:span text:style-name="Strong_20_Emphasis">toolbar</text:span> o l'opció del menú Empresa pot gestionar els usuaris: Crear, esborrar i modificar els usuaris que tenen accés al programa.</text:p>
      <text:p text:style-name="P5"><text:soft-page-break/><draw:frame draw:style-name="fr4" draw:name="Imagen11" text:anchor-type="as-char" svg:width="9.947cm" svg:height="6.101cm" draw:z-index="6"><draw:image xlink:href="../../Configuración%20local/Archivos%20temporales%20de%20Internet/Content.IE5/CDUR0PQZ/imgmanual/usuarios.png" xlink:type="simple" xlink:show="embed" xlink:actuate="onLoad"/><svg:title>gestion de usuarios</svg:title></draw:frame></text:p>
      <text:p text:style-name="IGLUES._20_Parrafo">En la part de l'esquerra de la finestra pot seleccionar l'usuari que vulgui editar i modificar-lo amb els camps situats a la dreta.</text:p>
      <text:p text:style-name="IGLUES._20_Parrafo">Si tenint un usuari seleccionat prem sobre el botó <draw:frame draw:style-name="fr4" draw:name="Imagen12" text:anchor-type="as-char" svg:width="0.633cm" svg:height="0.633cm" draw:z-index="7"><draw:image xlink:href="../../Configuración%20local/Archivos%20temporales%20de%20Internet/Content.IE5/CDUR0PQZ/imgbotones/boton_borrar.gif" xlink:type="simple" xlink:show="embed" xlink:actuate="onLoad"/></draw:frame>, podra <text:span text:style-name="Strong_20_Emphasis">eliminar</text:span> l'usuari seleccionat.</text:p>
      <text:p text:style-name="IGLUES._20_Parrafo">Si prem sobre el botó <draw:frame draw:style-name="fr4" draw:name="Imagen13" text:anchor-type="as-char" svg:width="0.633cm" svg:height="0.633cm" draw:z-index="8"><draw:image xlink:href="../../Configuración%20local/Archivos%20temporales%20de%20Internet/Content.IE5/CDUR0PQZ/imgbotones/boton_nuevo.gif" xlink:type="simple" xlink:show="embed" xlink:actuate="onLoad"/></draw:frame> apareixerà un<text:span text:style-name="Strong_20_Emphasis"> usuari nou</text:span> en la part esquerra que després podrà modificar amb les dades que precisi.</text:p>
      <text:p text:style-name="IGLUES._20_Parrafo"/>
      <text:p text:style-name="IGLUES._20_Capitulo_20_1.1">PLA COMPTABLE</text:p>
      <text:p text:style-name="IGLUES._20_Parrafo"/>
      <text:p text:style-name="P5"><text:soft-page-break/><draw:frame draw:style-name="fr6" draw:name="Imagen15" text:anchor-type="as-char" svg:width="10.155cm" svg:height="7.722cm" draw:z-index="9"><draw:image xlink:href="../../Configuración%20local/Archivos%20temporales%20de%20Internet/Content.IE5/CDUR0PQZ/imgmanual/plancuentas.png" xlink:type="simple" xlink:show="embed" xlink:actuate="onLoad"/><svg:title>plan de cuentas</svg:title></draw:frame></text:p>
      <text:p text:style-name="IGLUES._20_Parrafo"/>
      <text:p text:style-name="IGLUES._20_Parrafo">Mitjançant aquesta pantalla es pot <text:span text:style-name="Strong_20_Emphasis">veure</text:span>, <text:span text:style-name="Strong_20_Emphasis">modificar</text:span> i <text:span text:style-name="Strong_20_Emphasis">esborrar</text:span> totes els comptes i subcomptes del pla comptable de l'empresa </text:p>
      <text:p text:style-name="IGLUES._20_Parrafo">El pla de comptes és accessible mitjançant el botó <draw:frame draw:style-name="fr4" draw:name="Imagen16" text:anchor-type="as-char" svg:width="0.633cm" svg:height="0.633cm" draw:z-index="10"><draw:image xlink:href="../../Configuración%20local/Archivos%20temporales%20de%20Internet/Content.IE5/CDUR0PQZ/imgbotones/boton_cuenta.gif" xlink:type="simple" xlink:show="embed" xlink:actuate="onLoad"/></draw:frame> i mitjançant l'opció<text:span text:style-name="Strong_20_Emphasis"> Pla Comptable</text:span> del menú <text:span text:style-name="Strong_20_Emphasis">Compte</text:span>.</text:p>
      <text:p text:style-name="IGLUES._20_Parrafo">El pla de comptes mostra el pla comptable amb el qual treballa l'empresa activa. <text:span text:style-name="Strong_20_Emphasis">Bulmagés</text:span> se subministra amb <text:span text:style-name="Strong_20_Emphasis">el Nou Pla General Comptable Bàsic</text:span> per defecte, però ofereix la possibilitat de modificar-lo i personalitzar-lo. D'aquesta forma, cada empresa pot operar amb un pla comptable personalitzat.</text:p>
      <text:p text:style-name="IGLUES._20_Parrafo">La pantalla presenta dues pestanyes: </text:p>
      <text:list xml:id="list1724131014" text:style-name="L14">
        <text:list-item>
          <text:p text:style-name="P24">En la primera (<text:span text:style-name="Strong_20_Emphasis">Pla Comptable</text:span>) es pot veure un arbre de comptes de l'empresa. </text:p>
        </text:list-item>
        <text:list-item>
          <text:p text:style-name="P24">En la segona (<text:span text:style-name="Strong_20_Emphasis">Subcomptes</text:span>) apareix un llistat de les subcomptes de l'empresa. </text:p>
        </text:list-item>
      </text:list>
      <text:p text:style-name="IGLUES._20_Parrafo">Per a crear un <text:span text:style-name="Strong_20_Emphasis">nou compte</text:span> s'utilitza el botó <draw:frame draw:style-name="fr7" draw:name="Imagen17" text:anchor-type="as-char" svg:width="0.633cm" svg:height="0.633cm" draw:z-index="11"><draw:image xlink:href="../../Configuración%20local/Archivos%20temporales%20de%20Internet/Content.IE5/CDUR0PQZ/imgbotones/boton_nuevo.gif" xlink:type="simple" xlink:show="embed" xlink:actuate="onLoad"/></draw:frame> AL seleccionar un compte, prement aquest botó, el compte que creeu es col·locarà automàticament com "compte fill" del compte seleccionat.</text:p>
      <text:p text:style-name="IGLUES._20_Parrafo"><text:soft-page-break/>Pot<text:span text:style-name="Strong_20_Emphasis">editar</text:span> qualsevol compte fent doble clic en el compte desitjat. També pot editar-la seleccionant-la i prement sobre el botó <draw:frame draw:style-name="fr4" draw:name="Imagen18" text:anchor-type="as-char" svg:width="0.633cm" svg:height="0.633cm" draw:z-index="12"><draw:image xlink:href="../../Configuración%20local/Archivos%20temporales%20de%20Internet/Content.IE5/CDUR0PQZ/imgbotones/boton_editar.gif" xlink:type="simple" xlink:show="embed" xlink:actuate="onLoad"/></draw:frame>.</text:p>
      <text:p text:style-name="IGLUES._20_Parrafo">Pot <text:span text:style-name="Strong_20_Emphasis">esborrar</text:span> qualsevol compte (que no tingui "comptes fills", ni apunts comptables apuntats en ell) seleccionant-lo i prement sobre el botó <draw:frame draw:style-name="fr4" draw:name="Imagen19" text:anchor-type="as-char" svg:width="0.633cm" svg:height="0.633cm" draw:z-index="13"><draw:image xlink:href="../../Configuración%20local/Archivos%20temporales%20de%20Internet/Content.IE5/CDUR0PQZ/imgbotones/boton_borrar.gif" xlink:type="simple" xlink:show="embed" xlink:actuate="onLoad"/></draw:frame></text:p>
      <text:p text:style-name="IGLUES._20_Parrafo"/>
      <text:p text:style-name="IGLUES._20_Capitulo_20_1.1">EDICIÓ DE COMPTES. <draw:frame draw:style-name="fr4" draw:name="Imagen20" text:anchor-type="as-char" svg:width="0.633cm" svg:height="0.633cm" draw:z-index="14"><draw:image xlink:href="../../Configuración%20local/Archivos%20temporales%20de%20Internet/Content.IE5/CDUR0PQZ/imgbotones/boton_editar.gif" xlink:type="simple" xlink:show="embed" xlink:actuate="onLoad"/></draw:frame></text:p>
      <text:p text:style-name="IGLUES._20_Parrafo"/>
      <text:p text:style-name="P5"><draw:frame draw:style-name="fr4" draw:name="Imagen21" text:anchor-type="as-char" svg:width="9.738cm" svg:height="6.184cm" draw:z-index="15"><draw:image xlink:href="../../Configuración%20local/Archivos%20temporales%20de%20Internet/Content.IE5/CDUR0PQZ/imgmanual/edicuenta.png" xlink:type="simple" xlink:show="embed" xlink:actuate="onLoad"/><svg:title>edicion de cuentas</svg:title></draw:frame></text:p>
      <text:p text:style-name="IGLUES._20_Parrafo">AL crear un compte nou, o editar un compte existent, apareix la finestra del dibuix superior. En ella es mostren totes les dades del compte.</text:p>
      <text:p text:style-name="IGLUES._20_Parrafo">La pestanya <text:span text:style-name="Strong_20_Emphasis">Altres Dades</text:span> conté informació addicional del compte, com comptes bancaris, noms, CIF, i-mails i dades de contacte que es puguin necessitar per a la gestió d'aquest compte.</text:p>
      <text:p text:style-name="IGLUES._20_Parrafo"/>
      <text:p text:style-name="IGLUES._20_Capitulo_20_1.1">SEIENTS/INTRODUCCIÓ D'APUNTS</text:p>
      <text:p text:style-name="IGLUES._20_Parrafo"/>
      <text:p text:style-name="IGLUES._20_Parrafo"><text:soft-page-break/><draw:frame draw:style-name="fr4" draw:name="Imagen24" text:anchor-type="as-char" svg:width="12.116cm" svg:height="4.801cm" draw:z-index="16"><draw:image xlink:href="../../Configuración%20local/Archivos%20temporales%20de%20Internet/Content.IE5/CDUR0PQZ/imgmanual/intapunts.png" xlink:type="simple" xlink:show="embed" xlink:actuate="onLoad"/><svg:title>introduccion de apuntes.</svg:title></draw:frame></text:p>
      <text:p text:style-name="IGLUES._20_Parrafo">Aquesta pantalla permet la introducció de <text:span text:style-name="Strong_20_Emphasis">seients</text:span> i <text:span text:style-name="Strong_20_Emphasis">apunts comptables</text:span>.</text:p>
      <text:p text:style-name="IGLUES._20_Parrafo">La <text:span text:style-name="Strong_20_Emphasis">gestió de seients</text:span> és una de les parts principals del programa ja que les dades que s'introdueixin seran les que proporcionin després la visió exacta de la comptabilitat. És a partir d'aquestes dades dels quals <text:span text:style-name="Strong_20_Emphasis">BulmaGés </text:span>obté la informació necessària per a elaborar els diferents informes o llistats. Per exemple, el llistat del <text:span text:style-name="Strong_20_Emphasis">diari</text:span> o el llibre <text:span text:style-name="Strong_20_Emphasis">de major</text:span>..</text:p>
      <text:p text:style-name="IGLUES._20_Parrafo">La pantalla d'introducció <text:span text:style-name="Strong_20_Emphasis">de seients</text:span> s'obre per defecte a l'inicialitzar el programa situant la pantalla per defecte en l'últim <text:span text:style-name="Strong_20_Emphasis">número de seient</text:span> introduït. D'aquesta forma es facilita la inserció de seients seguint un ordre correlatiu.</text:p>
      <text:p text:style-name="IGLUES._20_Parrafo">En el cas que no hagi cap seient introduït prèviament (per exemple en empreses recién creades) <text:span text:style-name="Strong_20_Emphasis">BulmaGés</text:span> obrirà la <text:span text:style-name="Strong_20_Emphasis">Gestió de Seients</text:span> en el número 1 (u).</text:p>
      <text:p text:style-name="IGLUES._20_Parrafo">Per a modificar un seient existent caldrà començar per obrir el seient mitjançant el botó obrir seient <draw:frame draw:style-name="fr4" draw:name="Imagen25" text:anchor-type="as-char" svg:width="0.633cm" svg:height="0.633cm" draw:z-index="17"><draw:image xlink:href="../../Configuración%20local/Archivos%20temporales%20de%20Internet/Content.IE5/CDUR0PQZ/imgbotones/boton_abreasiento.gif" xlink:type="simple" xlink:show="embed" xlink:actuate="onLoad"/></draw:frame>.</text:p>
      <text:p text:style-name="IGLUES._20_Parrafo">Una vegada en la pantalla, s'ha de prémer el botó de <text:span text:style-name="Strong_20_Emphasis">següent </text:span>(dibuixat com una fletxa). AL prémer aquesta opció, <text:span text:style-name="Strong_20_Emphasis">BulmaGés</text:span> detectarà que es desitja crear un seient nou i preguntarà: "No existeix un seient amb el número que ha proporcionat, ¿desitja crear un?". Això significa que el programa crearà un nou seient amb un número correlatiu a l'anterior.</text:p>
      <text:p text:style-name="IGLUES._20_Parrafo">Una vegada obert un nou seient, el fons de la pantalla canvia a color blanc i el programa permet la introducció de dades en els diferents camps disponibles. </text:p>
      <text:p text:style-name="IGLUES._20_Parrafo">La introducció de seients pot realitzar-se mitjançant la introducció lliure de les dades directament en la pantalla principal. Per a agilitar el procés, el programa permet canviar d'una opció a una altra amb el teclat i sense la necessitat de recórrer al ratolí.</text:p>
      <text:p text:style-name="IGLUES._20_Parrafo"><text:soft-page-break/>Bulmages li ofereix també la possibilitat d'introduir els seients en dues modalitats diferents:</text:p>
      <text:p text:style-name="IGLUES._20_Parrafo">Els <text:span text:style-name="Strong_20_Emphasis">Seients Simples</text:span> consisteixen a inserir les dades en el programa apunt per apunt.</text:p>
      <text:p text:style-name="IGLUES._20_Parrafo">Els <text:span text:style-name="Strong_20_Emphasis">Seients Intel·ligents</text:span> o <text:span text:style-name="Strong_20_Emphasis">Predefinits</text:span> són aquells que, havent establert amb anterioritat les seves propietats, faciliten la introducció de seients repetits o usuals en la comptabilitat, com per exemple pagaments mensuals a proveïdors, gestions usuals amb el banc, etc. Vostè pot crear tants <text:span text:style-name="Strong_20_Emphasis">seients intel·ligents </text:span>com desitgi establint els valors que consideri oportuns per a cadascun d'ells.</text:p>
      <text:p text:style-name="IGLUES._20_Parrafo">Hi ha diversos paràmetres d'aquesta finestra que són cofigurables a través de l'arxiu de configuració del programa (veure secció bulmages.conf). Podrà canviar la tipografia i els colors de la font. També podrà elegir si mostrar o no mostrar determinats camps.</text:p>
      <text:p text:style-name="IGLUES._20_Parrafo"/>
      <text:p text:style-name="IGLUES._20_Capitulo_20_1.1">NAVEGACIÓ A TRAVÉS DEL SISTEMA DE SEIENTS. <draw:frame draw:style-name="fr4" draw:name="Imagen26" text:anchor-type="as-char" svg:width="2.99cm" svg:height="0.633cm" draw:z-index="18"><draw:image xlink:href="../../Configuración%20local/Archivos%20temporales%20de%20Internet/Content.IE5/CDUR0PQZ/imgbotones/boton_navegacion.gif" xlink:type="simple" xlink:show="embed" xlink:actuate="onLoad"/></draw:frame></text:p>
      <text:p text:style-name="IGLUES._20_Parrafo"/>
      <text:p text:style-name="IGLUES._20_Parrafo">Pot navegar a través dels seients introduïts mitjançant els <text:span text:style-name="Strong_20_Emphasis">botons de fletxes</text:span> en les toolbars (barres d'eines). D'aquesta forma pot accedir al botó següent i anterior, al primer i a l'ultim seient. Segons el seu ordre de creació.</text:p>
      <text:p text:style-name="IGLUES._20_Parrafo"/>
      <text:p text:style-name="IGLUES._20_Capitulo_20_1.1">FILTRAT DE SEIENTS. <draw:frame draw:style-name="fr4" draw:name="Imagen27" text:anchor-type="as-char" svg:width="0.633cm" svg:height="0.633cm" draw:z-index="19"><draw:image xlink:href="../../Configuración%20local/Archivos%20temporales%20de%20Internet/Content.IE5/CDUR0PQZ/imgbotones/boton_filtrar.gif" xlink:type="simple" xlink:show="embed" xlink:actuate="onLoad"/></draw:frame></text:p>
      <text:p text:style-name="IGLUES._20_Parrafo"/>
      <text:p text:style-name="IGLUES._20_Parrafo">Pot interessar-li treballar amb una sèrie de <text:span text:style-name="Strong_20_Emphasis">seients que compleixin unes característiques determinades</text:span>. Pot ser que el seu treball sigui més senzill si mitjançant la navegació només es presenten aquells seients que compleixin unes característiques específiques. Per a això, pot establir un filtre que faci que només es presentin els seients que compleixin determinades característiques amb el botó <draw:frame draw:style-name="fr4" draw:name="Imagen28" text:anchor-type="as-char" svg:width="0.633cm" svg:height="0.633cm" draw:z-index="20"><draw:image xlink:href="../../Configuración%20local/Archivos%20temporales%20de%20Internet/Content.IE5/CDUR0PQZ/imgbotones/boton_filtrar.gif" xlink:type="simple" xlink:show="embed" xlink:actuate="onLoad"/></draw:frame> situat en les toolbars.</text:p>
      <text:p text:style-name="IGLUES._20_Parrafo">Immediatament apareixerà la finestra següent que li permet establir els criteris del filtre.</text:p>
      <text:p text:style-name="IGLUES._20_Parrafo">Si té un filtre activat i desitja llevar-ho, en aquesta finestra té un botó de <text:span text:style-name="Strong_20_Emphasis">reset</text:span> que desactiva tots els paràmetres del filtre i li mostrarà tots els seients existents.</text:p>
      <text:p text:style-name="IGLUES._20_Parrafo"/>
      <text:p text:style-name="P5"><text:soft-page-break/><draw:frame draw:style-name="fr4" draw:name="Imagen29" text:anchor-type="as-char" svg:width="11.996cm" svg:height="4.006cm" draw:z-index="21"><draw:image xlink:href="../../Configuración%20local/Archivos%20temporales%20de%20Internet/Content.IE5/CDUR0PQZ/imgmanual/filtroasiento.png" xlink:type="simple" xlink:show="embed" xlink:actuate="onLoad"/><svg:title>filtrado de asientos.</svg:title></draw:frame></text:p>
      <text:p text:style-name="IGLUES._20_Parrafo"/>
      <text:p text:style-name="IGLUES._20_Capitulo_20_1.1">SEIENTS SIMPLES</text:p>
      <text:p text:style-name="IGLUES._20_Parrafo"/>
      <text:p text:style-name="IGLUES._20_Parrafo">Per a introduir seients simples tan sols és necessari <text:span text:style-name="Strong_20_Emphasis">obrir un seient</text:span> o <text:span text:style-name="Strong_20_Emphasis">crear un nou </text:span>tal com s'ha explicat anteriorment.</text:p>
      <text:p text:style-name="IGLUES._20_Parrafo">Una vegada que el programa li deixa modificar / introduir dades, la pantalla que mostra el seient presenta tots els apunts que componen el mateix en forma de files d'una taula. Cada fila es correspon amb un apunt.</text:p>
      <text:p text:style-name="IGLUES._20_Parrafo">Cada apunt es compon dels següents camps:</text:p>
      <text:p text:style-name="IGLUES._20_Parrafo"/>
      <text:p text:style-name="IGLUES._20_Parrafo">DATA:</text:p>
      <text:p text:style-name="IGLUES._20_Parrafo">La data de l'apunt indica la data<text:span text:style-name="Strong_20_Emphasis"> que es realitza la transacció econòmica</text:span>. La data pot introduir-se de distintes formes: </text:p>
      <text:p text:style-name="IGLUES._20_Parrafo">- Escrivint la data en qualsevol dels següents formats: DDMMAA, DDMM, DDMMAAAA, DD/MM/AA, DD/MM/AAAA. AL prémer enter (després d'haver introduït la data), es canviarà el format d'aquesta al format estàndard DD/MM/AAAA.</text:p>
      <text:p text:style-name="IGLUES._20_Parrafo">-Una altra forma d'introduir la data és prement la <text:span text:style-name="Strong_20_Emphasis">tecla +</text:span> a l'editar aquest camp. Automàticament apareixerà una finestra amb un <text:span text:style-name="Strong_20_Emphasis">calendari</text:span> en el qual podrà seleccionar la data desitjada. Aquesta mateixa opció apareix al prémer amb el botó dret sobre la data i seleccionant del menú contextual l'opció "<text:span text:style-name="Strong_20_Emphasis">Seleccionar Valor</text:span>"</text:p>
      <text:p text:style-name="P5"><text:soft-page-break/><draw:frame draw:style-name="fr4" draw:name="Imagen30" text:anchor-type="as-char" svg:width="5.239cm" svg:height="4.576cm" draw:z-index="22"><draw:image xlink:href="../../Configuración%20local/Archivos%20temporales%20de%20Internet/Content.IE5/CDUR0PQZ/imgmanual/calendario.png" xlink:type="simple" xlink:show="embed" xlink:actuate="onLoad"/><svg:title>calendario</svg:title></draw:frame></text:p>
      <text:p text:style-name="IGLUES._20_Parrafo">Editant el camp de data, si prem sobre la <text:span text:style-name="Strong_20_Emphasis">tecla * </text:span>automàticament col·locarà en el camp que està editant el mateix valor que el camp de data anterior.</text:p>
      <text:p text:style-name="IGLUES._20_Parrafo"/>
      <text:p text:style-name="IGLUES._20_Parrafo">SUBCOMPTE:</text:p>
      <text:p text:style-name="IGLUES._20_Parrafo">La introducció de comptes pot fer-se de diverses formes: </text:p>
      <text:list xml:id="list1359440216" text:style-name="L15">
        <text:list-item>
          <text:p text:style-name="P25">Escrivint el número de compte mitjançant el <text:span text:style-name="Strong_20_Emphasis">teclat</text:span>. També pot introduir el compte de forma <text:span text:style-name="Strong_20_Emphasis">abreujada</text:span>, el compte 1000004 pot introduir-se de la forma "1.4," i el compte 1000000 pot introduir-se de la forma "1."  El sistema  estendrà el . de forma que el número de compte tingui el nombre de dígits que s'usen per defecte en la comptabilitat de l'empresa.</text:p>
        </text:list-item>
      </text:list>
      <text:list xml:id="list1299508685" text:style-name="L16">
        <text:list-item>
          <text:p text:style-name="P26">Una altra forma d'introduir comptes és prement la<text:span text:style-name="Strong_20_Emphasis"> tecla + </text:span>o l'opció <text:span text:style-name="Strong_20_Emphasis">elegir valor</text:span> en el menú contextual. Directament apareixerà la finestra del pla de comptes, amb l'excepció que al fer doble clic sobre un compte aquest apareixerà en la casella que està editant.</text:p>
        </text:list-item>
      </text:list>
      <text:list xml:id="list2114084228" text:style-name="L17">
        <text:list-item>
          <text:p text:style-name="P27">Editant el camp de <text:span text:style-name="Strong_20_Emphasis">subcompte</text:span>, si prem sobre la <text:span text:style-name="Strong_20_Emphasis">tecla *</text:span> automàticament es traslladarà al camp que està editant el mateix valor que el camp de subcompte anterior. (Noti que les tecles seleccionades serveixen per a fer la introducció sense deixar d'utilitzar el teclat numèric).</text:p>
        </text:list-item>
      </text:list>
      <text:list xml:id="list164341484" text:style-name="L18">
        <text:list-item>
          <text:p text:style-name="P28">Si ho desitja, pot accedir de forma <text:span text:style-name="Strong_20_Emphasis">ràpida</text:span> a veure l'extracte d'una subcompte que estigui visualitzant en la finestra d'apunts Per a això el seient ha d'estar tancat. Prement amb <text:span text:style-name="Strong_20_Emphasis">el botó dret</text:span> sobre el compte del qual vulgui veure el seu extracte pot seleccionar l'opció <text:span text:style-name="Strong_20_Emphasis">veure extracte</text:span>. A més, el programa li permet escollir entre veure un <text:span text:style-name="Strong_20_Emphasis">extracte total</text:span>, un <text:span text:style-name="Strong_20_Emphasis">extracte del mes</text:span> que està introduït l'apunt o un <text:span text:style-name="Strong_20_Emphasis">extracte del dia</text:span> d'introducció de l'apunt.<text:line-break/></text:p>
        </text:list-item>
      </text:list>
      <text:p text:style-name="IGLUES._20_Parrafo"><text:soft-page-break/>CONTRAPARTIDA:</text:p>
      <text:p text:style-name="IGLUES._20_Parrafo">(Pot ser que en la seva configuració del programa no aparegui el camp de contrapartida, veure secció de bulmages.conf). </text:p>
      <text:p text:style-name="IGLUES._20_Parrafo">La introducció de contrapartida és similar en funcions a la introducció de subcompte. </text:p>
      <text:p text:style-name="IGLUES._20_Parrafo">La contrapartida és <text:span text:style-name="Strong_20_Emphasis">semi-automàtica</text:span>, el programa sempre elegeix de forma intel·ligent una contrapartida per a tot apunt introduït, pot veure aquesta contrapartida a través d'un extracte o un diari. Pot donar-se el cas que la contrapartida elegida no sigui l'apropiada, llavors pot introduir la contrapartida correcta en el seient mitjançant aquest camp. El programa sempre donarà preferència a la contrapartida que vostè ha introduït.</text:p>
      <text:p text:style-name="IGLUES._20_Parrafo"/>
      <text:p text:style-name="IGLUES._20_Parrafo">DEU / HAVER:</text:p>
      <text:p text:style-name="IGLUES._20_Parrafo">Pot introduir directament un valor en el camp de deu o d'haver, <text:span text:style-name="Strong_20_Emphasis">però només en un d'ells</text:span>, l'altre ha de valer obligatòriament zero.</text:p>
      <text:list xml:id="list1927867133" text:style-name="L19">
        <text:list-item>
          <text:p text:style-name="P29">Si prem la <text:span text:style-name="Strong_20_Emphasis">tecla +</text:span> en un d'aquests dos camps el valor de desquadri del seient serà assignat a aqueix camp.</text:p>
        </text:list-item>
      </text:list>
      <text:list xml:id="list246601740" text:style-name="L20">
        <text:list-item>
          <text:p text:style-name="P30">Si prem la <text:span text:style-name="Strong_20_Emphasis">tecla *</text:span> el camp presentarà el mateix valor que el camp anteriorment introduït.</text:p>
          <text:p text:style-name="P30"/>
        </text:list-item>
      </text:list>
      <text:p text:style-name="IGLUES._20_Parrafo">CONCEPTE:</text:p>
      <text:p text:style-name="IGLUES._20_Parrafo">El concepte és <text:span text:style-name="Strong_20_Emphasis">una descripció de l'apunt</text:span>, no té més que introduir un text explicatiu del mateix. (De moment en aqueix text no estan permeses les tecles * i +).</text:p>
      <text:list xml:id="list1371124185" text:style-name="L21">
        <text:list-item>
          <text:p text:style-name="P31">Si prem la <text:span text:style-name="Strong_20_Emphasis">tecla *</text:span> a l'editar aquest camp, el camp prendrà el mateix valor que el seu predecessor.</text:p>
          <text:p text:style-name="P31"/>
        </text:list-item>
      </text:list>
      <text:p text:style-name="IGLUES._20_Parrafo">IVA:</text:p>
      <text:p text:style-name="IGLUES._20_Parrafo">La introducció d'IVA ha de realitzar-se mitjançant el botó <text:span text:style-name="Strong_20_Emphasis">IVA</text:span> i, normalment, es fa de forma automàtica al tancar el seient. Aquest camp apareix aqui per a indicar que aquest apunt duu associada una entrada en el registre d'IVA. El valor que apareix indica el <text:span text:style-name="Strong_20_Emphasis">percentatge</text:span> d'IVA corresponent. En Espanya els valors estándars de iva són 0, 4, 7 i 16 %</text:p>
      <text:p text:style-name="IGLUES._20_Parrafo"/>
      <text:p text:style-name="IGLUES._20_Parrafo">CENTRE DE COST:</text:p>
      <text:p text:style-name="IGLUES._20_Parrafo">Encara per documentar</text:p>
      <text:p text:style-name="IGLUES._20_Parrafo"><text:soft-page-break/></text:p>
      <text:p text:style-name="IGLUES._20_Parrafo">CANAL:</text:p>
      <text:p text:style-name="IGLUES._20_Parrafo">Encara per documentar</text:p>
      <text:p text:style-name="IGLUES._20_Parrafo">Els apunts en el seient poden ser alterats en el seu ordre, mitjançant la combinació de tecles<text:span text:style-name="Strong_20_Emphasis"> CTRL + DALT i CTRL + BAIX </text:span>Pot pujar o baixar un apunt determinat. (També disposa d'aquesta opció en el menú contextual que apareix al prémer amb<text:span text:style-name="Strong_20_Emphasis"> el botó dret</text:span> sobre l'apunt .</text:p>
      <text:p text:style-name="IGLUES._20_Parrafo">Pot voler <text:span text:style-name="Strong_20_Emphasis">esborrar</text:span> un apunt determinat. Per a això premi amb <text:span text:style-name="Strong_20_Emphasis">el botó dret del ratolí </text:span>sobre l'i faci clic sobre l'opció d'esborrar apunt.</text:p>
      <text:p text:style-name="IGLUES._20_Parrafo">En determinats casos li interessarà <text:span text:style-name="Strong_20_Emphasis">duplicar</text:span> un apunt, per a això també disposa d'una opció en el menú contextual.</text:p>
      <text:p text:style-name="IGLUES._20_Parrafo">És recomanable emplenar totes les dades perquè, posteriorment, pugui comprendre millor els llistats i informes que pot proporcionar-li el programa.</text:p>
      <text:p text:style-name="IGLUES._20_Parrafo">Si després de tancar el seient desitja <text:span text:style-name="Strong_20_Emphasis">modificar-lo</text:span>, pot fer-ho tornant a obrir-lo amb el botó d'Obrir <text:span text:style-name="Strong_20_Emphasis">cadenat.</text:span></text:p>
      <text:p text:style-name="IGLUES._20_Parrafo">En el cas que el seient quedi desquadrat, el programa li avisarà quan intenti tancar el seient amb un missatge que li permet tornar a l'edició del seient o bé <text:span text:style-name="Strong_20_Emphasis">guardar-ho obert </text:span>per a la seva posterior modificació i tancament. Els seients oberts no intervenen en els llistats comptables. Pel que és recomanable tenir bé controlats els seients que ha deixat oberts. Una comptabilitat no pot ser considerada "correcta" si manté seients oberts. </text:p>
      <text:p text:style-name="IGLUES._20_Parrafo"><text:span text:style-name="Strong_20_Emphasis">BulmaGés</text:span> li permet afegir a cada seient tants apunts com consideri necessari sempre que el resultat final quedi quadrat.</text:p>
      <text:p text:style-name="IGLUES._20_Parrafo">Pot ser que desitgi <text:span text:style-name="Strong_20_Emphasis">canviar la data d'un seient </text:span>ja introduït, o <text:span text:style-name="Strong_20_Emphasis">escriure algun comentari</text:span> sobre aqueix seient, fins i tot<text:span text:style-name="Strong_20_Emphasis"> canviar el número de seient</text:span>, per a això disposa de la finestra d'edició de seients prement sobre el botó <draw:frame draw:style-name="fr4" draw:name="Imagen31" text:anchor-type="as-char" svg:width="0.633cm" svg:height="0.633cm" draw:z-index="23"><draw:image xlink:href="../../Configuración%20local/Archivos%20temporales%20de%20Internet/Content.IE5/CDUR0PQZ/imgbotones/boton_editar.gif" xlink:type="simple" xlink:show="embed" xlink:actuate="onLoad"/></draw:frame>, on apareixerà la següent finestra que li permet canviar totes les dades esmentades.</text:p>
      <text:p text:style-name="P5"><text:soft-page-break/><draw:frame draw:style-name="fr4" draw:name="Imagen32" text:anchor-type="as-char" svg:width="11.224cm" svg:height="5.556cm" draw:z-index="24"><draw:image xlink:href="../../Configuración%20local/Archivos%20temporales%20de%20Internet/Content.IE5/CDUR0PQZ/imgmanual/detallasiento.png" xlink:type="simple" xlink:show="embed" xlink:actuate="onLoad"/><svg:title>detalle del asiento</svg:title></draw:frame></text:p>
      <text:p text:style-name="IGLUES._20_Parrafo">Bulmagés disposa d'un<text:span text:style-name="Strong_20_Emphasis"> llistat ràpid de seients</text:span>. Amb aqueix llistat pot veure tots els seients introduïts en el sistema de forma ràpida, si estan oberts o tancats, i fins i tot el saldo deutor i creditor dels mateixos. Aquest llistat li pot ser útil a l'hora de verificar el sistema comptable. Pot accedir a dita llistada mitjançant el botó <draw:frame draw:style-name="fr8" draw:name="Imagen33" text:anchor-type="as-char" svg:width="0.633cm" svg:height="0.633cm" draw:z-index="25"><draw:image xlink:href="../../Configuración%20local/Archivos%20temporales%20de%20Internet/Content.IE5/CDUR0PQZ/imgbotones/boton_asientos.gif" xlink:type="simple" xlink:show="embed" xlink:actuate="onLoad"/></draw:frame></text:p>
      <text:p text:style-name="P5"><draw:frame draw:style-name="fr4" draw:name="Imagen34" text:anchor-type="as-char" svg:width="9.379cm" svg:height="6.876cm" draw:z-index="26"><draw:image xlink:href="../../Configuración%20local/Archivos%20temporales%20de%20Internet/Content.IE5/CDUR0PQZ/imgmanual/listasientos.png" xlink:type="simple" xlink:show="embed" xlink:actuate="onLoad"/><svg:title>listado de asientos</svg:title></draw:frame></text:p>
      <text:p text:style-name="IGLUES._20_Parrafo"/>
      <text:p text:style-name="IGLUES._20_Capitulo_20_1.1">SEIENTS INTEL·LIGENTS. <draw:frame draw:style-name="fr4" draw:name="Imagen35" text:anchor-type="as-char" svg:width="0.633cm" svg:height="0.633cm" draw:z-index="27"><draw:image xlink:href="../../Configuración%20local/Archivos%20temporales%20de%20Internet/Content.IE5/CDUR0PQZ/imgbotones/boton_ainteligente.gif" xlink:type="simple" xlink:show="embed" xlink:actuate="onLoad"/></draw:frame></text:p>
      <text:p text:style-name="IGLUES._20_Parrafo"/>
      <text:p text:style-name="IGLUES._20_Capitulo_20_1.1.1"><text:soft-page-break/>INTRODUCCIÓ DE SEIENTS MITJANÇANT SEIENTS INTEL·LIGENTS</text:p>
      <text:p text:style-name="IGLUES._20_Parrafo"/>
      <text:p text:style-name="IGLUES._20_Parrafo">Pot introduir un seient complet prement sobre el botó <draw:frame draw:style-name="fr4" draw:name="Imagen36" text:anchor-type="as-char" svg:width="0.633cm" svg:height="0.633cm" draw:z-index="28"><draw:image xlink:href="../../Configuración%20local/Archivos%20temporales%20de%20Internet/Content.IE5/CDUR0PQZ/imgbotones/boton_ainteligente.gif" xlink:type="simple" xlink:show="embed" xlink:actuate="onLoad"/></draw:frame> El seient ha d'estar obert perquè es realitzi la introducció d'un seient intel·ligent. Automàticament apareixerà la següent pantalla:</text:p>
      <text:p text:style-name="IGLUES._20_Parrafo"><draw:frame draw:style-name="fr4" draw:name="Imagen37" text:anchor-type="as-char" svg:width="11.344cm" svg:height="5.205cm" draw:z-index="29"><draw:image xlink:href="../../Configuración%20local/Archivos%20temporales%20de%20Internet/Content.IE5/CDUR0PQZ/imgmanual/ainteligente.png" xlink:type="simple" xlink:show="embed" xlink:actuate="onLoad"/><svg:title>asiento inteligente</svg:title></draw:frame></text:p>
      <text:p text:style-name="IGLUES._20_Parrafo">En la part superior, pot seleccionar la <text:span text:style-name="Strong_20_Emphasis">plantilla</text:span> a utilitzar per a la introducció de l'apunt. En la part inferior es demanaran les <text:span text:style-name="Strong_20_Emphasis">dades</text:span> necessàries per a la <text:span text:style-name="Strong_20_Emphasis">confecció</text:span> del seient. </text:p>
      <text:p text:style-name="IGLUES._20_Parrafo">Una vegada emplenats les dades, pot pressionar el<text:span text:style-name="Strong_20_Emphasis"> botó acceptar</text:span> i automàticament es crearan els apunts que formen el seient en <text:span text:style-name="Strong_20_Emphasis">el seient obert</text:span>.</text:p>
      <text:p text:style-name="IGLUES._20_Parrafo">Pot introduir tants seients intel·ligents com desitgi en un mateix seient.</text:p>
      <text:p text:style-name="IGLUES._20_Parrafo"/>
      <text:p text:style-name="IGLUES._20_Capitulo_20_1.1.1">CREACIÓ DE SEIENTS INTEL·LIGENTS. <draw:frame draw:style-name="fr4" draw:name="Imagen38" text:anchor-type="as-char" svg:width="0.633cm" svg:height="0.633cm" draw:z-index="30"><draw:image xlink:href="../../Configuración%20local/Archivos%20temporales%20de%20Internet/Content.IE5/CDUR0PQZ/imgbotones/boton_ainteligente.gif" xlink:type="simple" xlink:show="embed" xlink:actuate="onLoad"/></draw:frame></text:p>
      <text:p text:style-name="IGLUES._20_Parrafo"/>
      <text:p text:style-name="IGLUES._20_Parrafo">Pot crear tants seients intel·ligents com precisi per a la seva comptabilitat. Per a això disposa de l'opció <draw:frame draw:style-name="fr4" draw:name="Imagen39" text:anchor-type="as-char" svg:width="0.633cm" svg:height="0.633cm" draw:z-index="31"><draw:image xlink:href="../../Configuración%20local/Archivos%20temporales%20de%20Internet/Content.IE5/CDUR0PQZ/imgbotones/boton_ainteligente.gif" xlink:type="simple" xlink:show="embed" xlink:actuate="onLoad"/></draw:frame> en les toolbars i en el menú de l'aplicació.</text:p>
      <text:p text:style-name="IGLUES._20_Parrafo">Automàticament apareixerà la següent pantalla:</text:p>
      <text:p text:style-name="IGLUES._20_Parrafo"><text:soft-page-break/><draw:frame draw:style-name="fr4" draw:name="Imagen40" text:anchor-type="as-char" svg:width="11.97cm" svg:height="4.217cm" draw:z-index="32"><draw:image xlink:href="../../Configuración%20local/Archivos%20temporales%20de%20Internet/Content.IE5/CDUR0PQZ/imgmanual/ainteligentecreacion.png" xlink:type="simple" xlink:show="embed" xlink:actuate="onLoad"/><svg:title>creacion de asientos inteligentes.</svg:title></draw:frame></text:p>
      <text:p text:style-name="IGLUES._20_Parrafo">La creació de nous seients intel·ligents funciona com la introducció d'un seient, amb l'excepció que en els camps en els quals calgui pugues introduir <text:span text:style-name="Strong_20_Emphasis">variables</text:span> o <text:span text:style-name="Strong_20_Emphasis">operacions amb variables</text:span>.</text:p>
      <text:p text:style-name="IGLUES._20_Parrafo">Per a fer que un camp determinat del seient sigui variable n'hi ha prou amb introduir el nom de variable <text:span text:style-name="Strong_20_Emphasis">entre signes de dolar</text:span> ($). Això farà que, una vegada que estigui treballant amb el seient intel·ligent, per a introduir aquest valor abans sigui preguntat a l'usuari en la plantilla. També es pot operar variables introduint una <text:span text:style-name="Strong_20_Emphasis">fórmula</text:span> que usi la variable i en la creació del seient s'introduirà automàticament el resultat de l'operació.</text:p>
      <text:p text:style-name="IGLUES._20_Parrafo">Existeixen <text:span text:style-name="Strong_20_Emphasis">variables predefinides</text:span> pel programa, que, encara sent variables, no provoquen que el sistema pregunti per elles ja que són calculades de forma automàtica.</text:p>
      <text:p text:style-name="IGLUES._20_Parrafo"><text:span text:style-name="Strong_20_Emphasis">Per exemple:</text:span></text:p>
      <text:list xml:id="list790503885" text:style-name="L22">
        <text:list-header>
          <text:p text:style-name="P32">$fechaactual$ -- serà substituïda per la data del dia actual</text:p>
        </text:list-header>
        <text:list-item>
          <text:p text:style-name="P32">$fechaasiento$ -- la data del seient.</text:p>
        </text:list-item>
      </text:list>
      <text:p text:style-name="IGLUES._20_Parrafo">Pot, al mateix temps que crea tot el seient, crear entrades en el registre d'IVA de forma automàtica. Per a això disposa de la pestanya addicional <text:span text:style-name="Strong_20_Emphasis">Registre IVA</text:span>. Noti que si deixa un seient intel·ligent sense entrades de registre d'IVA al tancar el seient creat se li preguntarà per elles.</text:p>
      <text:p text:style-name="IGLUES._20_Parrafo"/>
      <text:p text:style-name="IGLUES._20_Capitulo_20_1.1">LLIBRE MAJOR</text:p>
      <text:p text:style-name="IGLUES._20_Parrafo"/>
      <text:p text:style-name="IGLUES._20_Parrafo">Mostra el Llibre <text:span text:style-name="Strong_20_Emphasis">Major</text:span> i permet la possibilitat de <text:span text:style-name="Strong_20_Emphasis">llistar els apunts</text:span> dels comptes i subcomptes existents en la base de dades del programa.</text:p>
      <text:p text:style-name="P5"><text:soft-page-break/><draw:frame draw:style-name="fr4" draw:name="Imagen42" text:anchor-type="as-char" svg:width="11.792cm" svg:height="6.204cm" draw:z-index="33"><draw:image xlink:href="../../Configuración%20local/Archivos%20temporales%20de%20Internet/Content.IE5/CDUR0PQZ/imgmanual/extracto.png" xlink:type="simple" xlink:show="embed" xlink:actuate="onLoad"/><svg:title>extracto de cuentas</svg:title></draw:frame></text:p>
      <text:p text:style-name="IGLUES._20_Parrafo"/>
      <text:p text:style-name="IGLUES._20_Parrafo">En l'extracte hi ha quatre paŕametros bàsics que el delimiten:</text:p>
      <text:p text:style-name="IGLUES._20_Parrafo"><text:span text:style-name="T7">Compte Inicial</text:span>: El compte inicial a partir del qual es vol començar l'extracte</text:p>
      <text:p text:style-name="IGLUES._20_Parrafo"><text:span text:style-name="T7">Compte Final:</text:span> El compte que suposarà el final del llistat de l'extracte.</text:p>
      <text:p text:style-name="IGLUES._20_Parrafo"><text:span text:style-name="T7">Data Inicial:</text:span> Data inicial dels apunts a mostrar</text:p>
      <text:p text:style-name="IGLUES._20_Parrafo"><text:span text:style-name="T7">Data Final:</text:span> Data final a partir de la qual no es mostraran més apunts.</text:p>
      <text:p text:style-name="IGLUES._20_Parrafo">Una vegada introduïts les quatre dades bàsics, l'extracte mostrarà els apunts referents a cadascuna dels comptes referenciats entre les dates introduïdes. Pot navegar entre els comptes mitjançant els botónes de navegació de la toolbar, accedint al compte següent, el compte anterior, la primera i l'últim compte.</text:p>
      <text:p text:style-name="IGLUES._20_Parrafo">Si vol actualitzar la informació disposa del botó actualitzar <text:span text:style-name="Strong_20_Emphasis">#botó actualitzar#</text:span></text:p>
      <text:p text:style-name="IGLUES._20_Parrafo">Per a cada compte l'extracte es mostra primer una <text:span text:style-name="Strong_20_Emphasis">informació preliminar</text:span> com és el codi del compte, el seu nom, i el deu, haver i saldo que té aquest compte abans de la data inicial.</text:p>
      <text:p text:style-name="IGLUES._20_Parrafo">Després, en forma de taula, es presenten <text:span text:style-name="Strong_20_Emphasis">informació detallada</text:span> amb els diferents apunts introduïts en la comptabilitat durant el període seleccionat i ordenats per data d'apunt.</text:p>
      <text:p text:style-name="IGLUES._20_Parrafo">AL final apareixen el deu, haver i saldo del compte a data final.</text:p>
      <text:p text:style-name="IGLUES._20_Parrafo">Els camps que apareixen són data, número de seient, descripció, contrapartida, deu, haver, saldo, centre de cost i canal. En la seva versió del programa pot ser que no apareguin tots els camps ja que els camps a visualitzar són configurables mitjançant l'arxiu bulmages.conf (veure secció bulmages.conf).</text:p>
      <text:p text:style-name="IGLUES._20_Parrafo"><text:soft-page-break/></text:p>
      <text:p text:style-name="IGLUES._20_Capitulo_20_1.1">IMPRESSIÓ D'EXTRACTES. <draw:frame draw:style-name="fr4" draw:name="Imagen43" text:anchor-type="as-char" svg:width="0.633cm" svg:height="0.633cm" draw:z-index="34"><draw:image xlink:href="../../Configuración%20local/Archivos%20temporales%20de%20Internet/Content.IE5/CDUR0PQZ/imgbotones/boton_imprimir.gif" xlink:type="simple" xlink:show="embed" xlink:actuate="onLoad"/></draw:frame></text:p>
      <text:p text:style-name="IGLUES._20_Parrafo"/>
      <text:p text:style-name="IGLUES._20_Parrafo">Pot ser que vostè vulgui una còpia impresa del seu extracte. En aquest cas disposa del botó <draw:frame draw:style-name="fr4" draw:name="Imagen44" text:anchor-type="as-char" svg:width="0.633cm" svg:height="0.633cm" draw:z-index="35"><draw:image xlink:href="../../Configuración%20local/Archivos%20temporales%20de%20Internet/Content.IE5/CDUR0PQZ/imgbotones/boton_imprimir.gif" xlink:type="simple" xlink:show="embed" xlink:actuate="onLoad"/></draw:frame> que farà que aparegui el següent quadre de diàleg solicitant-li les opcions d'impressió.</text:p>
      <text:p text:style-name="IGLUES._20_Parrafo"><draw:frame draw:style-name="fr4" draw:name="Imagen45" text:anchor-type="as-char" svg:width="11.903cm" svg:height="4.815cm" draw:z-index="36"><draw:image xlink:href="../../Configuración%20local/Archivos%20temporales%20de%20Internet/Content.IE5/CDUR0PQZ/imgmanual/imprimirextracto.png" xlink:type="simple" xlink:show="embed" xlink:actuate="onLoad"/><svg:title>imprimir extracto</svg:title></draw:frame></text:p>
      <text:p text:style-name="IGLUES._20_Parrafo"/>
      <text:p text:style-name="IGLUES._20_Parrafo">Els camps apareixeran plens amb les dades que té posats en pantalla, amb el que només haurà d'elegir el format i prémer el botó imprimir.</text:p>
      <text:p text:style-name="IGLUES._20_Parrafo"><text:span text:style-name="Strong_20_Emphasis">Bulmagés</text:span> obrirà un editor de textos o un navegador amb l'extracte visualitzat.</text:p>
      <text:p text:style-name="IGLUES._20_Parrafo"/>
      <text:p text:style-name="IGLUES._20_Capitulo_20_1.1">PUNTEIG I CASSACIÓ</text:p>
      <text:p text:style-name="IGLUES._20_Parrafo"/>
      <text:p text:style-name="IGLUES._20_Parrafo">Sobre l'extracte, pot interessar-li anar <text:span text:style-name="Strong_20_Emphasis">puntejant els apunts</text:span> per a, per exemple, comprovar amb un extracte bancari la correcció dels mateixos.</text:p>
      <text:p text:style-name="IGLUES._20_Parrafo">Per a realitzar aquesta operació disposa en l'extracte de <text:span text:style-name="Strong_20_Emphasis">caselles de verificació</text:span> sobre les quals pot prémer per a posar o llevar el punteig. El punteig es guarda automàticament en la base de dades, amb el que si canvia de finestra no perdrà el punteig.</text:p>
      <text:p text:style-name="IGLUES._20_Parrafo"><text:span text:style-name="Strong_20_Emphasis">BulmaGés</text:span> també li ofereix la funció de guardar el punteig en un moment determinat per a poder recuperar-ho més endavant si cal. En la finestra de l'extracte disposa del botó <text:span text:style-name="Strong_20_Emphasis">#botó guardar punteig# </text:span>que li preguntarà un nom d'arxiu i la localització del mateix per a guardar el punteig.</text:p>
      <text:p text:style-name="IGLUES._20_Parrafo">Més endavant, si vol recuperar el punteig guardat amb anterioritat, disposa del <text:soft-page-break/>botó <text:span text:style-name="Strong_20_Emphasis">#botó recuperar punteig# </text:span>que li sol·licitarà a partir de quin arxiu recuperar el punteig.</text:p>
      <text:p text:style-name="IGLUES._20_Parrafo">Pot tenir diversos punteigs emmagatzemats en el sistema i recuperar-los quantes vegades desitgi.</text:p>
      <text:p text:style-name="IGLUES._20_Parrafo"><text:span text:style-name="T5">NOTA: </text:span>Si després de guardar el punteig ha realitzat alguna modificació d'apunts, o inserció de nous seients comptables pot ser que el resultat de recuperar el punteig no sigui correcte per als apunts modificats o per als nous apunts inserits.</text:p>
      <text:p text:style-name="IGLUES._20_Parrafo">En <text:span text:style-name="Strong_20_Emphasis">BulmaGés</text:span> existeix també l'opció de <text:span text:style-name="Strong_20_Emphasis">puntejar directament els apunts que tenen un parell idèntic</text:span>. Això vol dir que  existeix un apunt amb un import en el deu i altre apunt en el mateix compte amb un import idèntic en l'haver. Aquest cas sol ocórrer en aquells tipus d'apunts que solen correspondre amb una mateixa transacció econòmica que ja ha estat acabada i que ha deixat el saldo del compte igual que estava. Per a això té el botó de <text:span text:style-name="Strong_20_Emphasis">cassació</text:span> #botó de cassació#. AL prémer aquest botó directament es puntejaran tots els parells d'apunts amb imports recíprocs en l'extracte del compte que estigui visualitzant.</text:p>
      <text:p text:style-name="IGLUES._20_Parrafo"/>
      <text:p text:style-name="IGLUES._20_Capitulo_20_1.1">FILTRAT DE L'EXTRACTE. <draw:frame draw:style-name="fr4" draw:name="Imagen46" text:anchor-type="as-char" svg:width="0.633cm" svg:height="0.633cm" draw:z-index="37"><draw:image xlink:href="../../Configuración%20local/Archivos%20temporales%20de%20Internet/Content.IE5/CDUR0PQZ/imgbotones/boton_filtrar.gif" xlink:type="simple" xlink:show="embed" xlink:actuate="onLoad"/></draw:frame></text:p>
      <text:p text:style-name="IGLUES._20_Parrafo"/>
      <text:p text:style-name="IGLUES._20_Parrafo">Pot ocórrer que li sigui més còmode treballar si el sistema omet determinats apunts sobre els quals vostè no està interessat. Per a això té el botó de <text:span text:style-name="Strong_20_Emphasis">filtrat</text:span> que li permet seleccionar les característiques que han de complir aquells apunts que desitja veure.</text:p>
      <text:p text:style-name="IGLUES._20_Parrafo"><draw:frame draw:style-name="fr4" draw:name="Imagen47" text:anchor-type="as-char" svg:width="11.458cm" svg:height="6.084cm" draw:z-index="38"><draw:image xlink:href="../../Configuración%20local/Archivos%20temporales%20de%20Internet/Content.IE5/CDUR0PQZ/imgmanual/filtroextracto.png" xlink:type="simple" xlink:show="embed" xlink:actuate="onLoad"/><svg:title>filtrado en el extracto.</svg:title></draw:frame></text:p>
      <text:p text:style-name="IGLUES._20_Parrafo"/>
      <text:p text:style-name="IGLUES._20_Capitulo_20_1.1"><text:soft-page-break/>LLIBRE DIARI</text:p>
      <text:p text:style-name="IGLUES._20_Parrafo"/>
      <text:p text:style-name="IGLUES._20_Parrafo"><draw:frame draw:style-name="fr4" draw:name="Imagen49" text:anchor-type="as-char" svg:width="12.086cm" svg:height="5.196cm" draw:z-index="39"><draw:image xlink:href="../../Configuración%20local/Archivos%20temporales%20de%20Internet/Content.IE5/CDUR0PQZ/imgmanual/diario.png" xlink:type="simple" xlink:show="embed" xlink:actuate="onLoad"/><svg:title>libro diario</svg:title></draw:frame></text:p>
      <text:p text:style-name="IGLUES._20_Parrafo">El diari té dos paràmetres bàsics que el defineixen:</text:p>
      <text:p text:style-name="IGLUES._20_Parrafo"><text:span text:style-name="T7">Data Inicial:</text:span> Data inicial dels apunts a mostrar</text:p>
      <text:p text:style-name="IGLUES._20_Parrafo"><text:span text:style-name="T7">Data Final:</text:span> Data final a partir de la qual no es mostraran més apunts.</text:p>
      <text:p text:style-name="IGLUES._20_Parrafo">El llibre diari mostra tots els apunts introduïts per <text:span text:style-name="Strong_20_Emphasis">ordre cronològic</text:span>.</text:p>
      <text:p text:style-name="IGLUES._20_Parrafo">Amb el botó dret del raton podra veure un menú contextual que permet anar al seient corresponent, mostrar el llibre balanç, o un extracte de comptes de l'apunt seleccionat.</text:p>
      <text:p text:style-name="IGLUES._20_Parrafo"/>
      <text:p text:style-name="IGLUES._20_Capitulo_20_1.1">FILTRAT DEL DIARI. <draw:frame draw:style-name="fr4" draw:name="Imagen50" text:anchor-type="as-char" svg:width="0.633cm" svg:height="0.212cm" draw:z-index="40"><draw:image xlink:href="../../Configuración%20local/Archivos%20temporales%20de%20Internet/Content.IE5/CDUR0PQZ/imgmanual/boton_filtrar.gif" xlink:type="simple" xlink:show="embed" xlink:actuate="onLoad"/></draw:frame></text:p>
      <text:p text:style-name="IGLUES._20_Parrafo"/>
      <text:p text:style-name="IGLUES._20_Parrafo">Pot ser que desitgi veure en el diari només els apunts que compleixin determinades característiques. Per a això té l'opció de filtrat amb el botó <draw:frame draw:style-name="fr4" draw:name="Imagen51" text:anchor-type="as-char" svg:width="0.633cm" svg:height="0.633cm" draw:z-index="41"><draw:image xlink:href="../../Configuración%20local/Archivos%20temporales%20de%20Internet/Content.IE5/CDUR0PQZ/imgbotones/boton_filtrar.gif" xlink:type="simple" xlink:show="embed" xlink:actuate="onLoad"/></draw:frame></text:p>
      <text:p text:style-name="P5"><text:soft-page-break/><draw:frame draw:style-name="fr4" draw:name="Imagen52" text:anchor-type="as-char" svg:width="11.91cm" svg:height="6.322cm" draw:z-index="42"><draw:image xlink:href="../../Configuración%20local/Archivos%20temporales%20de%20Internet/Content.IE5/CDUR0PQZ/imgmanual/FILTROdiario.png" xlink:type="simple" xlink:show="embed" xlink:actuate="onLoad"/><svg:title>filtro diario</svg:title></draw:frame></text:p>
      <text:p text:style-name="IGLUES._20_Parrafo"/>
      <text:p text:style-name="IGLUES._20_Capitulo_20_1.1">IMPRESSIÓ DEL DIARI. <draw:frame draw:style-name="fr4" draw:name="Imagen53" text:anchor-type="as-char" svg:width="0.633cm" svg:height="0.633cm" draw:z-index="43"><draw:image xlink:href="../../Configuración%20local/Archivos%20temporales%20de%20Internet/Content.IE5/CDUR0PQZ/imgbotones/boton_imprimir.gif" xlink:type="simple" xlink:show="embed" xlink:actuate="onLoad"/></draw:frame></text:p>
      <text:p text:style-name="IGLUES._20_Parrafo"/>
      <text:p text:style-name="IGLUES._20_Parrafo">Quan es trobi treballant amb el diari, si pressiona el botó <draw:frame draw:style-name="fr4" draw:name="Imagen54" text:anchor-type="as-char" svg:width="0.633cm" svg:height="0.633cm" draw:z-index="44"><draw:image xlink:href="../../Configuración%20local/Archivos%20temporales%20de%20Internet/Content.IE5/CDUR0PQZ/imgbotones/boton_imprimir.gif" xlink:type="simple" xlink:show="embed" xlink:actuate="onLoad"/></draw:frame> apareixerà la següent finestra:</text:p>
      <text:p text:style-name="IGLUES._20_Parrafo"><draw:frame draw:style-name="fr4" draw:name="Imagen55" text:anchor-type="as-char" svg:width="12.023cm" svg:height="4.607cm" draw:z-index="45"><draw:image xlink:href="../../Configuración%20local/Archivos%20temporales%20de%20Internet/Content.IE5/CDUR0PQZ/imgmanual/printdiario.png" xlink:type="simple" xlink:show="embed" xlink:actuate="onLoad"/><svg:title>imprimir diario</svg:title></draw:frame></text:p>
      <text:p text:style-name="IGLUES._20_Parrafo">Els camps apareixeran plens amb les dades que té posats en pantalla, amb el que només haurà d'elegir el format i prémer el botó imprimir.</text:p>
      <text:p text:style-name="IGLUES._20_Parrafo"><text:span text:style-name="Strong_20_Emphasis">Bulmagés</text:span> obrirà un editor de textos o un navegador amb l'extracte visualitzat.</text:p>
      <text:p text:style-name="IGLUES._20_Parrafo"/>
      <text:p text:style-name="IGLUES._20_Capitulo_20_1.1">BALANÇ DE COMPTES</text:p>
      <text:p text:style-name="IGLUES._20_Parrafo"/>
      <text:p text:style-name="IGLUES._20_Parrafo"><text:soft-page-break/>El <text:span text:style-name="Strong_20_Emphasis">balanç de comptes</text:span> és un llistat molt utilitzat en comptabilitat (<text:span text:style-name="Strong_20_Emphasis">Balanç de Sumes i Saldos</text:span>). <text:span text:style-name="Strong_20_Emphasis">BulmaGés </text:span>ofereix aqueix llistat en dues versions diferents.</text:p>
      <text:p text:style-name="IGLUES._20_Parrafo"/>
      <text:p text:style-name="IGLUES._20_Capitulo_20_1.1">BALANÇ DE COMPTES NORMAL. <draw:frame draw:style-name="fr4" draw:name="Imagen58" text:anchor-type="as-char" svg:width="0.633cm" svg:height="0.633cm" draw:z-index="46"><draw:image xlink:href="../../Configuración%20local/Archivos%20temporales%20de%20Internet/Content.IE5/CDUR0PQZ/imgbotones/boton_balance.gif" xlink:type="simple" xlink:show="embed" xlink:actuate="onLoad"/></draw:frame></text:p>
      <text:p text:style-name="IGLUES._20_Parrafo"/>
      <text:p text:style-name="IGLUES._20_Parrafo">El balanç de comptes normal mostra els <text:span text:style-name="Strong_20_Emphasis">comptes d'un determinat nivell i els seus saldos</text:span> entre un període de temps. Pot elegir el nivell de detall que desitja per als seus comptes i un rang de comptes a mostrar.</text:p>
      <text:p text:style-name="IGLUES._20_Parrafo">Pot succeir que comptes de nivells superiors tinguin associats apunts comptables (encara que no és una bona pràctica comptable). En aquest cas el balanç també mostrarà aquests comptes ja que, en cas contrari, no s'oferiria una imatge fidel de l'empresa.</text:p>
      <text:p text:style-name="IGLUES._20_Parrafo"><draw:frame draw:style-name="fr4" draw:name="Imagen59" text:anchor-type="as-char" svg:width="11.996cm" svg:height="4.837cm" draw:z-index="47"><draw:image xlink:href="../../Configuración%20local/Archivos%20temporales%20de%20Internet/Content.IE5/CDUR0PQZ/imgmanual/balance.png" xlink:type="simple" xlink:show="embed" xlink:actuate="onLoad"/><svg:title>balance de cuentas</svg:title></draw:frame></text:p>
      <text:p text:style-name="IGLUES._20_Parrafo"/>
      <text:p text:style-name="IGLUES._20_Capitulo_20_1.1">BALANÇ JERÀRQUIC DE COMPTES. <draw:frame draw:style-name="fr4" draw:name="Imagen60" text:anchor-type="as-char" svg:width="0.633cm" svg:height="0.633cm" draw:z-index="48"><draw:image xlink:href="../../Configuración%20local/Archivos%20temporales%20de%20Internet/Content.IE5/CDUR0PQZ/imgbotones/boton_balancetree.gif" xlink:type="simple" xlink:show="embed" xlink:actuate="onLoad"/></draw:frame></text:p>
      <text:p text:style-name="IGLUES._20_Parrafo"/>
      <text:p text:style-name="IGLUES._20_Parrafo">El <text:span text:style-name="Strong_20_Emphasis">balanç jeràrquic</text:span> de comptes ofereix la mateixa informació que el balanç normal des d'una perspectiva diferent. Mitjançant el balanç jeràrquic podrà veure l'arbre de comptes i els corresponents saldos que pugen a través de l'arbre. D'aquesta forma pot veure amb claredat quins comptes componen cadascuna de les parts dels comptes de nivell superior.</text:p>
      <text:p text:style-name="IGLUES._20_Parrafo">Pot elegir a quin nivell vol expandir l'arbre de forma que sempre pot controlar la quantitat d'informació mostrada.</text:p>
      <text:p text:style-name="IGLUES._20_Parrafo"><text:soft-page-break/><draw:frame draw:style-name="fr4" draw:name="Imagen61" text:anchor-type="as-char" svg:width="11.903cm" svg:height="4.8cm" draw:z-index="49"><draw:image xlink:href="../../Configuración%20local/Archivos%20temporales%20de%20Internet/Content.IE5/CDUR0PQZ/imgmanual/balancejerarquico.png" xlink:type="simple" xlink:show="embed" xlink:actuate="onLoad"/><svg:title>balance jerarquico</svg:title></draw:frame></text:p>
      <text:p text:style-name="IGLUES._20_Parrafo"/>
      <text:p text:style-name="IGLUES._20_Capitulo_20_1.1">IMPRESSIÓ DEL BALANÇ. <draw:frame draw:style-name="fr4" draw:name="Imagen62" text:anchor-type="as-char" svg:width="0.633cm" svg:height="0.633cm" draw:z-index="50"><draw:image xlink:href="../../Configuración%20local/Archivos%20temporales%20de%20Internet/Content.IE5/CDUR0PQZ/imgbotones/boton_imprimir.gif" xlink:type="simple" xlink:show="embed" xlink:actuate="onLoad"/></draw:frame></text:p>
      <text:p text:style-name="IGLUES._20_Parrafo">Pot obtenir una còpia impresa del balanç (en qualsevol de les seves dues modalitats) pressionant el botó <draw:frame draw:style-name="fr4" draw:name="Imagen63" text:anchor-type="as-char" svg:width="0.633cm" svg:height="0.633cm" draw:z-index="51"><draw:image xlink:href="../../Configuración%20local/Archivos%20temporales%20de%20Internet/Content.IE5/CDUR0PQZ/imgbotones/boton_imprimir.gif" xlink:type="simple" xlink:show="embed" xlink:actuate="onLoad"/></draw:frame> Immediantament apareixerà la finestra d'impressió de balanç.</text:p>
      <text:p text:style-name="IGLUES._20_Parrafo">En aquesta finestra pot elegir les opcions del llistat, també pot elegir el format desitjat per al mateix. Quan premi el botó imprimir s'obrirà el programa visor del llistat i l'hi presentarà així: </text:p>
      <text:p text:style-name="P5"><draw:frame draw:style-name="fr4" draw:name="Imagen64" text:anchor-type="as-char" svg:width="10.149cm" svg:height="6.077cm" draw:z-index="52"><draw:image xlink:href="../../Configuración%20local/Archivos%20temporales%20de%20Internet/Content.IE5/CDUR0PQZ/imgmanual/balanceprint.png" xlink:type="simple" xlink:show="embed" xlink:actuate="onLoad"/><svg:title>impresion de balance</svg:title></draw:frame></text:p>
      <text:p text:style-name="IGLUES._20_Parrafo"/>
      <text:p text:style-name="IGLUES._20_Parrafo"/>
      <text:p text:style-name="IGLUES._20_Capitulo_20_1.1">ESTADÍSTIQUES </text:p>
      <text:p text:style-name="IGLUES._20_Parrafo"><text:soft-page-break/></text:p>
      <text:p text:style-name="IGLUES._20_Capitulo_20_1.1.1">SEGUIMENT DE COMPTES</text:p>
      <text:p text:style-name="IGLUES._20_Parrafo"/>
      <text:p text:style-name="IGLUES._20_Parrafo">Mitjançant l'opció <text:span text:style-name="Strong_20_Emphasis">estadisticas </text:span>/<text:span text:style-name="Strong_20_Emphasis"> seguiment de comptes</text:span> del menú de l'aplicació pot accedir a una pantalla que li permet seguir de forma gràfica la progressió dels comptes de la seva empresa. Mitjançant aquesta pantalla pot seguir el saldo, els moviments i les principals contrapartides que intervenen amb el compte introduït. Pot arribar a comparar fins tres comptes diferents.</text:p>
      <text:p text:style-name="P5"><draw:frame draw:style-name="fr4" draw:name="Imagen65" text:anchor-type="as-char" svg:width="11.612cm" svg:height="5.53cm" draw:z-index="53"><draw:image xlink:href="../../Configuración%20local/Archivos%20temporales%20de%20Internet/Content.IE5/CDUR0PQZ/imgmanual/estadisticas1.png" xlink:type="simple" xlink:show="embed" xlink:actuate="onLoad"/><svg:title>Estadisticas</svg:title></draw:frame></text:p>
      <text:p text:style-name="P5"/>
      <text:p text:style-name="P5"><draw:frame draw:style-name="fr4" draw:name="Imagen66" text:anchor-type="as-char" svg:width="11.695cm" svg:height="5.569cm" draw:z-index="54"><draw:image xlink:href="../../Configuración%20local/Archivos%20temporales%20de%20Internet/Content.IE5/CDUR0PQZ/imgmanual/estadisticas2.png" xlink:type="simple" xlink:show="embed" xlink:actuate="onLoad"/><svg:title>estadisticas</svg:title></draw:frame></text:p>
      <text:p text:style-name="IGLUES._20_Parrafo"/>
      <text:p text:style-name="IGLUES._20_Capitulo_20_1.1">BALANÇ GRÀFIC</text:p>
      <text:p text:style-name="IGLUES._20_Parrafo"><text:soft-page-break/></text:p>
      <text:p text:style-name="IGLUES._20_Parrafo">Mitjançant aquesta opció pot obtenir<text:span text:style-name="Strong_20_Emphasis"> informació gràfica sobre el balanç de comptes</text:span>. Gràcies al diagrama circular del balanç pot veure quins comptes tenen major rellevància en la seva comptabilitat. El que mostra el balanç gràfic és el saldo dels comptes de<text:span text:style-name="Strong_20_Emphasis"> nivell 2</text:span>.</text:p>
      <text:p text:style-name="P5"><draw:frame draw:style-name="fr4" draw:name="Imagen67" text:anchor-type="as-char" svg:width="11.666cm" svg:height="6.653cm" draw:z-index="55"><draw:image xlink:href="../../Configuración%20local/Archivos%20temporales%20de%20Internet/Content.IE5/CDUR0PQZ/imgmanual/bgrafico.png" xlink:type="simple" xlink:show="embed" xlink:actuate="onLoad"/><svg:title>balance gráfico</svg:title></draw:frame></text:p>
      <text:p text:style-name="IGLUES._20_Parrafo"><text:soft-page-break/></text:p>
      <text:p text:style-name="IGLUES._20_Capitulo_20_1.1">ALTRES OPCIONS</text:p>
      <text:p text:style-name="IGLUES._20_Parrafo"/>
      <text:p text:style-name="IGLUES._20_Parrafo">Permet posicionar les finestres obertes en el programa en diferents posicions predefinides.</text:p>
      <text:p text:style-name="IGLUES._20_Parrafo"/>
      <text:p text:style-name="IGLUES._20_Parrafo">NEW WINDOW</text:p>
      <text:p text:style-name="IGLUES._20_Parrafo"><text:bookmark text:name="3271"/></text:p>
      <text:p text:style-name="IGLUES._20_Parrafo">CASCADE</text:p>
      <text:p text:style-name="IGLUES._20_Parrafo"><text:bookmark text:name="3272"/>Mostra totes les finestres existents en aquest moment, una després d'una altra, en l'ordre que han estat obertes.</text:p>
      <text:p text:style-name="IGLUES._20_Parrafo"/>
      <text:p text:style-name="IGLUES._20_Parrafo">TITLE</text:p>
      <text:p text:style-name="IGLUES._20_Parrafo">Mostra totes les finestres obertes ocupant el màxim espai del total de la pantalla.</text:p>
      <text:p text:style-name="IGLUES._20_Parrafo"/>
      <text:p text:style-name="IGLUES._20_Parrafo">ALTRES OPCIONS</text:p>
      <text:p text:style-name="IGLUES._20_Parrafo">Permet alternar entre les finestres obertes en aquest moment sense necessitat de mostrar-les totes o de minimitzar-les o maximitzar-les.</text:p>
      <text:p text:style-name="IGLUES._20_Parrafo"/>
      <text:p text:style-name="IGLUES._20_Parrafo"><text:soft-page-break/>EL MENÚ VEURE</text:p>
      <text:p text:style-name="IGLUES._20_Parrafo"><text:bookmark text:name="328"/></text:p>
      <text:p text:style-name="IGLUES._20_Parrafo">TOOLBAR</text:p>
      <text:p text:style-name="IGLUES._20_Parrafo"><text:bookmark text:name="3281"/>Mostra o oculta la barra d'eines del programa segons estigui o no seleccionada aquesta opció.</text:p>
      <text:p text:style-name="IGLUES._20_Parrafo"/>
      <text:p text:style-name="IGLUES._20_Parrafo">STATUSBAR</text:p>
      <text:p text:style-name="IGLUES._20_Parrafo"><text:bookmark text:name="3282"/>Mostra o oculta la barra d'estatus del programa segons estigui o no seleccionada aquesta opció.</text:p>
      <text:p text:style-name="IGLUES._20_Parrafo"/>
      <text:p text:style-name="IGLUES._20_Parrafo">EL MENÚ AJUDA</text:p>
      <text:p text:style-name="IGLUES._20_Parrafo"/>
      <text:p text:style-name="IGLUES._20_Parrafo">SOBRE </text:p>
      <text:p text:style-name="IGLUES._20_Parrafo">Mostra la informació del programa: la versió, els autors i col·laboradors i les empreses o entitats que proporcionen o han proporcionat suport al programa així com algunes adreces d'interès.</text:p>
      <text:p text:style-name="IGLUES._20_Parrafo">Per a més informació sobre el programa consulti la web oficial: <text:a xlink:type="simple" xlink:href="http://bulmages.bulma.net/">http://bulmages.bulma.net</text:a><text:a xlink:type="simple" xlink:href="http://bulmages.bulma.net/"><text:span text:style-name="T8">. </text:span></text:a>O escrigui a l'e-mail d'algun dels autors.</text:p>
      <text:p text:style-name="IGLUES._20_Parrafo"/>
      <text:p text:style-name="IGLUES._20_Parrafo">QUÈ ÉS ??</text:p>
      <text:p text:style-name="IGLUES._20_Parrafo">Li permet consultar la descripció de les icones del programa.</text:p>
      <text:p text:style-name="IGLUES._20_Parrafo"/>
      <text:p text:style-name="IGLUES._20_Parrafo">EL MENÚ SORTIR</text:p>
      <text:p text:style-name="IGLUES._20_Parrafo"/>
      <text:p text:style-name="IGLUES._20_Parrafo">EXIT</text:p>
      <text:p text:style-name="IGLUES._20_Parrafo">Tanca les finestres actives en el programa i li permet acabar l'execució de BulmaGés.</text:p>
      <text:p text:style-name="IGLUES._20_Parrafo"/>
      <text:p text:style-name="IGLUES._20_Capitulo_20_1.1">L'ARXIU DE CONFIGURACIÓ BULMAGES.CONF</text:p>
      <text:p text:style-name="IGLUES._20_Parrafo"/>
      <text:p text:style-name="IGLUES._20_Parrafo">A través d'aquest arxiu, pot especificar determinats paràmetres que afecten al com<text:soft-page-break/>portament del programa.</text:p>
      <text:p text:style-name="IGLUES._20_Parrafo">L'arxiu es compon de línies amb dues paraules. La primera paraula indica la caráterística a la qual es desitja donar valor i la segona paraula indica el valor que pren aquesta característica.</text:p>
      <text:p text:style-name="IGLUES._20_Parrafo">A continuació es detallen totes les variables que es poden configurar, com afecten al programa i els possibles valors que poden tenir.</text:p>
      <text:p text:style-name="IGLUES._20_Parrafo"># Aquests valors indiquen el fons i la font de la finestra d'apunts.</text:p>
      <text:p text:style-name="IGLUES._20_Parrafo"/>
      <text:p text:style-name="IGLUES._20_Parrafo">CONF_BG_APUNTES:</text:p>
      <text:p text:style-name="IGLUES._20_Parrafo">Aquesta opció indica el color de fons de la finestra d'introducció d'apunts quan el seient està tancat. Com valor agafa un color en format RGB (#RRGGBB)</text:p>
      <text:p text:style-name="IGLUES._20_Parrafo"/>
      <text:p text:style-name="IGLUES._20_Parrafo">CONF_FG_APUNTES: </text:p>
      <text:p text:style-name="IGLUES._20_Parrafo">Aquesta opció indica el color de text de la finestra d'introducció d'apunts quan el seient està tancat. Com valor agafa un color en format RGB.</text:p>
      <text:p text:style-name="IGLUES._20_Parrafo"/>
      <text:p text:style-name="IGLUES._20_Parrafo">CONF_BG_APUNTESA:</text:p>
      <text:p text:style-name="IGLUES._20_Parrafo">Aquesta opció indica el color de fons de la finestra d'introducció d'apunts quan el seient està obert. Com valor agafa un color en format RGB.</text:p>
      <text:p text:style-name="IGLUES._20_Parrafo"/>
      <text:p text:style-name="IGLUES._20_Parrafo">CONF_FG_APUNTESA:</text:p>
      <text:p text:style-name="IGLUES._20_Parrafo">Aquesta opció indica el color de text de la finestra d'introducció d'apunts quan el seient està obert. Com valor agafa un color en format RGB.</text:p>
      <text:p text:style-name="IGLUES._20_Parrafo"/>
      <text:p text:style-name="IGLUES._20_Parrafo">CONF_FONTSIZE_APUNTES:</text:p>
      <text:p text:style-name="IGLUES._20_Parrafo">Aquesta opció indica la grandària de la font de la pantalla d'apunts. Com valor agafa un número enter positiu indicant la grandària de la font. </text:p>
      <text:p text:style-name="IGLUES._20_Parrafo"/>
      <text:p text:style-name="IGLUES._20_Parrafo">CONF_FONTFAMILY_APUNTES:</text:p>
      <text:p text:style-name="IGLUES._20_Parrafo">Aquesta opció indica la tipografia de la font de la pantalla d'apunts Com valor agafa un nom de font p.ej: courier, airal, estafis new roman, helvetica, verdana.</text:p>
      <text:p text:style-name="IGLUES._20_Parrafo"/>
      <text:p text:style-name="IGLUES._20_Parrafo"><text:soft-page-break/>CONF_CONTRAPARTIDA_APUNTES:</text:p>
      <text:p text:style-name="IGLUES._20_Parrafo">  Aquesta opció indica si en la pantalla d'introducció d'apunts ha d'aparèixer la columna de contrapartida. Si desitja que aparegui la contrapartida en la pantalla d'introducció d'apunts posi el valor  YES en aquesta opció, en cas contrari escrigui el valor NO.</text:p>
      <text:p text:style-name="IGLUES._20_Parrafo"/>
      <text:p text:style-name="IGLUES._20_Parrafo">CONF_CANAL_APUNTES:</text:p>
      <text:p text:style-name="IGLUES._20_Parrafo">   Aquesta opció indica si en la pantalla d'introducció d'apunts ha d'aparèixer la columna del canal. Els valors que pot agafar són YES i NO.</text:p>
      <text:p text:style-name="IGLUES._20_Parrafo"/>
      <text:p text:style-name="IGLUES._20_Parrafo">CONF_CCOSTE_APUNTES:</text:p>
      <text:p text:style-name="IGLUES._20_Parrafo">   Aquesta opció indica si en la pantalla d'introducció d'apunts ha d'aparèixer la columna de centre de cost. Els valors que pot agafar són YES i NO.</text:p>
      <text:p text:style-name="IGLUES._20_Parrafo"/>
      <text:p text:style-name="IGLUES._20_Parrafo">CONF_CONTRAPARTIDA_EXTRACTO:</text:p>
      <text:p text:style-name="IGLUES._20_Parrafo">Aquesta opció indica si en la finestra d'extracte ha d'aparèixer el camp de contrapartida, aquesta opció pot conetener valors YES i NO.</text:p>
      <text:p text:style-name="IGLUES._20_Parrafo"/>
      <text:p text:style-name="IGLUES._20_Parrafo">CONF_CANAL_EXTRACTO:</text:p>
      <text:p text:style-name="IGLUES._20_Parrafo">  Aquesta opció indica si en la finestra d'extracte ha d'aparèixer el camp de canal. Aquesta opció admet els valors YES i NO</text:p>
      <text:p text:style-name="IGLUES._20_Parrafo"/>
      <text:p text:style-name="IGLUES._20_Parrafo">CONF_CCOSTE_EXTRACTO:</text:p>
      <text:p text:style-name="IGLUES._20_Parrafo">   Aquesta opció indica si en la finestra d'extracte ha d'aparèixer el camp de centre de cost. Aquesta opció pot agafar valors YES i NO.</text:p>
      <text:p text:style-name="IGLUES._20_Parrafo"/>
      <text:p text:style-name="IGLUES._20_Parrafo">CONF_CONTRAPARTIDA_DIAROI:</text:p>
      <text:p text:style-name="IGLUES._20_Parrafo">  Aquesta opció li permet mostrar la columna de contrapartida en el llibre diari del programa. Aquesta opció pot agafar valors YES o NO.</text:p>
      <text:p text:style-name="IGLUES._20_Parrafo"/>
      <text:p text:style-name="IGLUES._20_Parrafo">CONF_CANAL_DIARIO:</text:p>
      <text:p text:style-name="IGLUES._20_Parrafo">   Aquesta opció li permet mostrar la columna de canal en el llibre diari del progra<text:soft-page-break/>ma. Aquesta opció pot contenir valors YES o NO.</text:p>
      <text:p text:style-name="IGLUES._20_Parrafo"/>
      <text:p text:style-name="IGLUES._20_Parrafo">CONF_CCOSTE_DIARIO:</text:p>
      <text:p text:style-name="IGLUES._20_Parrafo">   Aquesta opció li permet mostrar la columna de centre de cost en el llibre diari del programa. Aquesta opció pot agafar valors YES o NO.</text:p>
      <text:p text:style-name="IGLUES._20_Parrafo"/>
      <text:p text:style-name="IGLUES._20_Parrafo"># Aquests valors indiquen el fons de la finestra del diari</text:p>
      <text:p text:style-name="IGLUES._20_Parrafo"><text:span text:style-name="T9">CONF_BG_DIARIO</text:span>   #66CCCC</text:p>
      <text:p text:style-name="IGLUES._20_Parrafo"><text:span text:style-name="T9">CONF_FONTSIZE_DIARIO</text:span>  12.</text:p>
      <text:p text:style-name="IGLUES._20_Parrafo"><text:span text:style-name="T9">CONF_FONTFAMILY_DIAROI</text:span>  Arial</text:p>
      <text:p text:style-name="IGLUES._20_Parrafo"><text:span text:style-name="T9">CONF_FG_DIARIO1</text:span>         #CC0000.</text:p>
      <text:p text:style-name="IGLUES._20_Parrafo"><text:span text:style-name="T9">CONF_FG_DIARIO2</text:span>         #000000.</text:p>
      <text:p text:style-name="IGLUES._20_Parrafo"/>
      <text:p text:style-name="IGLUES._20_Parrafo"># Paràmetres de configuració de la finestra d'Extracte</text:p>
      <text:p text:style-name="IGLUES._20_Parrafo"><text:span text:style-name="T9">CONF_BG_EXTRACTO</text:span> #0099CC.</text:p>
      <text:p text:style-name="IGLUES._20_Parrafo"/>
      <text:p text:style-name="IGLUES._20_Parrafo"># Paràmetres de configuració de les finestres de Balanç</text:p>
      <text:p text:style-name="IGLUES._20_Parrafo"><text:span text:style-name="T9">CONF_BG_BALANÇ</text:span>  #FFCC99.</text:p>
      <text:p text:style-name="IGLUES._20_Parrafo"><text:span text:style-name="T9">CONF_BG_BALANCETREE</text:span> #CCCC66.</text:p>
      <text:p text:style-name="IGLUES._20_Parrafo"/>
      <text:p text:style-name="IGLUES._20_Parrafo">#Paràmetres de configuració del splash i del fons del area de treball</text:p>
      <text:p text:style-name="IGLUES._20_Parrafo"><text:span text:style-name="T9">CONF_BACKGROUND:</text:span> /usr/share/bulmages/backgrounds/universo.jpg</text:p>
      <text:p text:style-name="IGLUES._20_Parrafo"><text:span text:style-name="T9">CONF_SPLASH:</text:span>  Aquesta opció indica la ruta de l'arxiu d'imatge del splash. P. ej: /usr/share/bulmages/nousplash1.jpg</text:p>
      <text:p text:style-name="IGLUES._20_Parrafo"/>
      <text:p text:style-name="IGLUES._20_Parrafo"># Paràmetres de configuració de la base de dades.</text:p>
      <text:p text:style-name="IGLUES._20_Parrafo"/>
      <text:p text:style-name="IGLUES._20_Parrafo">CONF_METABASE:</text:p>
      <text:p text:style-name="IGLUES._20_Parrafo">  Aquesta opció li permet  especificar quin serà la base de dades metabd del sistema. Per defecte el nom de base de dades meta és metabd, baix determinades circumstàncies a vostè pot interessar-li que la base de dades metabd tingui un nom diferent. Escrigui aqui el nom d'aquesta base de dades.</text:p>
      <text:p text:style-name="IGLUES._20_Parrafo"><text:soft-page-break/></text:p>
      <text:p text:style-name="IGLUES._20_Parrafo">CONF_SERVIDOR:</text:p>
      <text:p text:style-name="IGLUES._20_Parrafo">   Mitjançant aquesta opció pot indicar quin serà el servidor de bases de dades amb el qual el programa intentarà establir comunicació. Per defecte aquesta opció va en localhost. Però, si li interessa que les bases de dades estiguin en un ordinador diferent, pot especificar la IP de dita ordinador mediate aquesta opció.</text:p>
      <text:p text:style-name="IGLUES._20_Parrafo"/>
      <text:p text:style-name="IGLUES._20_Parrafo">CONF_PUERTO:</text:p>
      <text:p text:style-name="IGLUES._20_Parrafo">  Mitjançant aquesta opció pot indicar en quin port de l'ordinador es troba allotjat el servidor de base de dades postgresql, per defecte sol ser el 5432.<text:line-break/></text:p>
      <text:p text:style-name="IGLUES._20_Parrafo"># Paràmetres de configuració de programes</text:p>
      <text:p text:style-name="P6"/>
      <text:p text:style-name="IGLUES._20_Parrafo"><text:span text:style-name="T9">CONF_EDITOR:</text:span>  Aquesta opció indica quin és l'editor de textos que es va a utilitzar per a mostrar els llistats. p ej: kedit</text:p>
      <text:p text:style-name="P6"/>
      <text:p text:style-name="IGLUES._20_Parrafo"><text:span text:style-name="T9">CONF_NAVEGADOR:</text:span>  Aquesta opció indica quin és el navegador html que es va a utilitzar per a mostrar els llistats i pàgines auxiliars p ej:mozilla.</text:p>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4" style:display-name="Heading 4" style:family="paragraph" style:parent-style-name="Heading" style:next-style-name="Text_20_body"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Cuerpo_20_de_20_texto.subtitular2" style:display-name="Cuerpo de texto.subtitular2" style:family="paragraph" style:parent-style-name="Text_20_body">
      <style:paragraph-properties fo:margin-left="2.646cm" fo:margin-right="0cm" fo:text-indent="0cm" style:auto-text-indent="false"/>
      <style:text-properties fo:font-variant="small-caps" fo:color="#cc3399"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Cuerpo_20_de_20_texto.codigo" style:display-name="Cuerpo de texto.codigo" style:family="paragraph" style:parent-style-name="Text_20_body">
      <style:paragraph-properties fo:margin-left="0.079cm" fo:margin-right="0.079cm" fo:margin-top="0.079cm" fo:margin-bottom="0.079cm" fo:text-indent="0cm" style:auto-text-indent="false" fo:background-color="#cccccc" fo:padding="0.079cm" fo:border="0.002cm solid #0000ff">
        <style:background-image/>
      </style:paragraph-properties>
      <style:text-properties fo:font-variant="normal" fo:text-transform="none" fo:color="#006600" style:text-line-through-style="none" style:font-name="Courier New" fo:font-size="9pt" style:text-underline-style="none" fo:font-weight="bold" style:text-blinking="false" style:font-name-asian="Courier New" style:font-size-asian="9pt" style:font-weight-asian="bold" style:font-name-complex="Courier New" style:font-size-complex="9pt" style:font-weight-complex="bold"/>
    </style:style>
    <style:style style:name="Encabezado_20_4.subtitular1" style:display-name="Encabezado 4.subtitular1" style:family="paragraph" style:parent-style-name="Heading_20_4">
      <style:paragraph-properties fo:margin-left="1.323cm" fo:margin-right="0cm" fo:text-align="start" style:justify-single-word="false" fo:text-indent="0cm" style:auto-text-indent="false"/>
      <style:text-properties fo:font-variant="normal" fo:text-transform="none" fo:color="#ff0000"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IGLUES._20_Capítulo_20_1.1.1.1" style:display-name="IGLUES. Capítulo 1.1.1.1" style:family="paragraph" style:parent-style-name="IGLUES._20_Capitulo_20_1.1.1" style:next-style-name="IGLUES._20_Parrafo">
      <style:text-properties fo:font-size="10.5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IGLUES._20_Comandos" style:display-name="IGLUES. Comandos" style:family="text">
      <style:text-properties fo:color="#000000" style:font-name="Nimbus Mono L"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94"><draw:text-box><text:p text:style-name="MP1"><draw:frame draw:style-name="Mfr2" draw:name="Imagen4" text:anchor-type="as-char" svg:width="6.706cm" svg:height="3.508cm" draw:z-index="95"><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80"><draw:image xlink:href="Pictures/10000201000000C900000069D8B5756D.png" xlink:type="simple" xlink:show="embed" xlink:actuate="onLoad"/></draw:frame><text:title>Manual de BulmaGés</text:title><text:initial-creator/></text:p>
        <text:p text:style-name="MP2"><text:span text:style-name="MT2"><text:tab/>—</text:span> <text:initial-creator/><text:user-defined text:name="Info 1">Cristina Marco Hernández</text:user-defined> <text:span text:style-name="MT2">—<text:tab/></text:span><text:span text:style-name="MT3"><text:page-number text:select-page="current">36</text:page-number></text:span></text:p>
      </style:header>
      <style:header-left>
        <text:p text:style-name="MP3"><draw:frame draw:style-name="Mfr3" draw:name="Imagen1" text:anchor-type="paragraph" svg:x="10.273cm" svg:y="0cm" svg:width="2.408cm" svg:height="1.258cm" draw:z-index="72"><draw:image xlink:href="Pictures/10000201000000C900000069D8B5756D.png" xlink:type="simple" xlink:show="embed" xlink:actuate="onLoad"/></draw:frame><text:span text:style-name="MT4"><text:title>Manual de BulmaGés</text:title></text:span><text:span text:style-name="MT3"><text:initial-creator/></text:span></text:p>
        <text:p text:style-name="MP3"><text:span text:style-name="MT3"><text:page-number text:select-page="current">36</text:page-number></text:span><text:span text:style-name="MT2"><text:tab/>—</text:span> <text:initial-creator/><text:user-defined text:name="Info 1">Cristina Marco Hernández</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Manual de BulmaGés</dc:title>
    <meta:creation-date>2005-02-23T19:19:30</meta:creation-date>
    <dc:date>2005-03-09T11:54:14</dc:date>
    <meta:print-date>2005-02-23T20:16:17</meta:print-date>
    <dc:language>es-ES</dc:language>
    <meta:editing-cycles>10</meta:editing-cycles>
    <meta:editing-duration>PT58M22S</meta:editing-duration>
    <meta:document-statistic meta:character-count="40689" meta:image-count="59" meta:object-count="0" meta:page-count="41" meta:paragraph-count="554" meta:table-count="0" meta:word-count="6631"/>
    <meta:user-defined meta:name="Info 1">Cristina Marco Hernández</meta:user-defined>
    <meta:user-defined meta:name="Info 2"/>
    <meta:user-defined meta:name="Info 3"/>
    <meta:user-defined meta:name="Info 4"/>
  </office:meta>
</office:document-meta>
</file>